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06.svm" manifest:media-type=""/>
  <manifest:file-entry manifest:full-path="Pictures/TablePreview105.svm" manifest:media-type=""/>
  <manifest:file-entry manifest:full-path="Pictures/TablePreview104.svm" manifest:media-type=""/>
  <manifest:file-entry manifest:full-path="Pictures/TablePreview103.svm" manifest:media-type=""/>
  <manifest:file-entry manifest:full-path="Pictures/TablePreview102.svm" manifest:media-type=""/>
  <manifest:file-entry manifest:full-path="Pictures/TablePreview101.svm" manifest:media-type=""/>
  <manifest:file-entry manifest:full-path="Pictures/TablePreview100.svm" manifest:media-type=""/>
  <manifest:file-entry manifest:full-path="Pictures/TablePreview98.svm" manifest:media-type=""/>
  <manifest:file-entry manifest:full-path="Pictures/TablePreview97.svm" manifest:media-type=""/>
  <manifest:file-entry manifest:full-path="Pictures/TablePreview96.svm" manifest:media-type=""/>
  <manifest:file-entry manifest:full-path="Pictures/TablePreview95.svm" manifest:media-type=""/>
  <manifest:file-entry manifest:full-path="Pictures/TablePreview94.svm" manifest:media-type=""/>
  <manifest:file-entry manifest:full-path="Pictures/TablePreview93.svm" manifest:media-type=""/>
  <manifest:file-entry manifest:full-path="Pictures/TablePreview88.svm" manifest:media-type=""/>
  <manifest:file-entry manifest:full-path="Pictures/TablePreview87.svm" manifest:media-type=""/>
  <manifest:file-entry manifest:full-path="Pictures/TablePreview86.svm" manifest:media-type=""/>
  <manifest:file-entry manifest:full-path="Pictures/TablePreview85.svm" manifest:media-type=""/>
  <manifest:file-entry manifest:full-path="Pictures/TablePreview84.svm" manifest:media-type=""/>
  <manifest:file-entry manifest:full-path="Pictures/TablePreview83.svm" manifest:media-type=""/>
  <manifest:file-entry manifest:full-path="Pictures/TablePreview78.svm" manifest:media-type=""/>
  <manifest:file-entry manifest:full-path="Pictures/TablePreview77.svm" manifest:media-type=""/>
  <manifest:file-entry manifest:full-path="Pictures/TablePreview76.svm" manifest:media-type=""/>
  <manifest:file-entry manifest:full-path="Pictures/TablePreview75.svm" manifest:media-type=""/>
  <manifest:file-entry manifest:full-path="Pictures/TablePreview74.svm" manifest:media-type=""/>
  <manifest:file-entry manifest:full-path="Pictures/TablePreview73.svm" manifest:media-type=""/>
  <manifest:file-entry manifest:full-path="Pictures/TablePreview92.svm" manifest:media-type=""/>
  <manifest:file-entry manifest:full-path="Pictures/TablePreview69.svm" manifest:media-type=""/>
  <manifest:file-entry manifest:full-path="Pictures/TablePreview91.svm" manifest:media-type=""/>
  <manifest:file-entry manifest:full-path="Pictures/TablePreview68.svm" manifest:media-type=""/>
  <manifest:file-entry manifest:full-path="Pictures/TablePreview90.svm" manifest:media-type=""/>
  <manifest:file-entry manifest:full-path="Pictures/TablePreview67.svm" manifest:media-type=""/>
  <manifest:file-entry manifest:full-path="Pictures/TablePreview66.svm" manifest:media-type=""/>
  <manifest:file-entry manifest:full-path="Pictures/TablePreview65.svm" manifest:media-type=""/>
  <manifest:file-entry manifest:full-path="Pictures/TablePreview64.svm" manifest:media-type=""/>
  <manifest:file-entry manifest:full-path="Pictures/TablePreview63.svm" manifest:media-type=""/>
  <manifest:file-entry manifest:full-path="Pictures/TablePreview109.svm" manifest:media-type=""/>
  <manifest:file-entry manifest:full-path="Pictures/TablePreview62.svm" manifest:media-type=""/>
  <manifest:file-entry manifest:full-path="Pictures/TablePreview108.svm" manifest:media-type=""/>
  <manifest:file-entry manifest:full-path="Pictures/TablePreview61.svm" manifest:media-type=""/>
  <manifest:file-entry manifest:full-path="Pictures/TablePreview107.svm" manifest:media-type=""/>
  <manifest:file-entry manifest:full-path="Pictures/TablePreview60.svm" manifest:media-type=""/>
  <manifest:file-entry manifest:full-path="Pictures/TablePreview89.svm" manifest:media-type=""/>
  <manifest:file-entry manifest:full-path="Pictures/TablePreview20.svm" manifest:media-type=""/>
  <manifest:file-entry manifest:full-path="Pictures/TablePreview80.svm" manifest:media-type=""/>
  <manifest:file-entry manifest:full-path="Pictures/TablePreview57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21.svm" manifest:media-type=""/>
  <manifest:file-entry manifest:full-path="Pictures/TablePreview81.svm" manifest:media-type=""/>
  <manifest:file-entry manifest:full-path="Pictures/TablePreview58.svm" manifest:media-type=""/>
  <manifest:file-entry manifest:full-path="Pictures/TablePreview19.svm" manifest:media-type=""/>
  <manifest:file-entry manifest:full-path="Pictures/TablePreview26.svm" manifest:media-type=""/>
  <manifest:file-entry manifest:full-path="Pictures/TablePreview22.svm" manifest:media-type=""/>
  <manifest:file-entry manifest:full-path="Pictures/TablePreview82.svm" manifest:media-type=""/>
  <manifest:file-entry manifest:full-path="Pictures/TablePreview59.svm" manifest:media-type=""/>
  <manifest:file-entry manifest:full-path="Pictures/TablePreview27.svm" manifest:media-type=""/>
  <manifest:file-entry manifest:full-path="Pictures/TablePreview23.svm" manifest:media-type=""/>
  <manifest:file-entry manifest:full-path="Pictures/TablePreview28.svm" manifest:media-type=""/>
  <manifest:file-entry manifest:full-path="Pictures/TablePreview24.svm" manifest:media-type=""/>
  <manifest:file-entry manifest:full-path="Pictures/TablePreview29.svm" manifest:media-type=""/>
  <manifest:file-entry manifest:full-path="Pictures/TablePreview25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79.svm" manifest:media-type=""/>
  <manifest:file-entry manifest:full-path="Pictures/TablePreview10.svm" manifest:media-type=""/>
  <manifest:file-entry manifest:full-path="Pictures/TablePreview70.svm" manifest:media-type=""/>
  <manifest:file-entry manifest:full-path="Pictures/TablePreview47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71.svm" manifest:media-type=""/>
  <manifest:file-entry manifest:full-path="Pictures/TablePreview48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72.svm" manifest:media-type=""/>
  <manifest:file-entry manifest:full-path="Pictures/TablePreview49.svm" manifest:media-type=""/>
  <manifest:file-entry manifest:full-path="Pictures/TablePreview13.svm" manifest:media-type=""/>
  <manifest:file-entry manifest:full-path="Pictures/TablePreview99.svm" manifest:media-type=""/>
  <manifest:file-entry manifest:full-path="Pictures/TablePreview30.svm" manifest:media-type=""/>
  <manifest:file-entry manifest:full-path="Pictures/TablePreview31.svm" manifest:media-type=""/>
  <manifest:file-entry manifest:full-path="Pictures/TablePreview32.svm" manifest:media-type=""/>
  <manifest:file-entry manifest:full-path="Pictures/TablePreview33.svm" manifest:media-type=""/>
  <manifest:file-entry manifest:full-path="Pictures/TablePreview34.svm" manifest:media-type=""/>
  <manifest:file-entry manifest:full-path="Pictures/TablePreview35.svm" manifest:media-type=""/>
  <manifest:file-entry manifest:full-path="Pictures/TablePreview1.svm" manifest:media-type=""/>
  <manifest:file-entry manifest:full-path="Pictures/TablePreview36.svm" manifest:media-type=""/>
  <manifest:file-entry manifest:full-path="Pictures/TablePreview2.svm" manifest:media-type=""/>
  <manifest:file-entry manifest:full-path="Pictures/TablePreview37.svm" manifest:media-type=""/>
  <manifest:file-entry manifest:full-path="Pictures/TablePreview3.svm" manifest:media-type=""/>
  <manifest:file-entry manifest:full-path="Pictures/TablePreview38.svm" manifest:media-type=""/>
  <manifest:file-entry manifest:full-path="Pictures/TablePreview4.svm" manifest:media-type=""/>
  <manifest:file-entry manifest:full-path="Pictures/TablePreview39.svm" manifest:media-type=""/>
  <manifest:file-entry manifest:full-path="Pictures/TablePreview40.svm" manifest:media-type=""/>
  <manifest:file-entry manifest:full-path="Pictures/TablePreview41.svm" manifest:media-type=""/>
  <manifest:file-entry manifest:full-path="Pictures/TablePreview42.svm" manifest:media-type=""/>
  <manifest:file-entry manifest:full-path="Pictures/TablePreview43.svm" manifest:media-type=""/>
  <manifest:file-entry manifest:full-path="Pictures/TablePreview44.svm" manifest:media-type=""/>
  <manifest:file-entry manifest:full-path="Pictures/TablePreview45.svm" manifest:media-type=""/>
  <manifest:file-entry manifest:full-path="Pictures/TablePreview46.svm" manifest:media-type=""/>
  <manifest:file-entry manifest:full-path="Pictures/TablePreview50.svm" manifest:media-type=""/>
  <manifest:file-entry manifest:full-path="Pictures/TablePreview51.svm" manifest:media-type=""/>
  <manifest:file-entry manifest:full-path="Pictures/TablePreview52.svm" manifest:media-type=""/>
  <manifest:file-entry manifest:full-path="Pictures/TablePreview53.svm" manifest:media-type=""/>
  <manifest:file-entry manifest:full-path="Pictures/TablePreview54.svm" manifest:media-type=""/>
  <manifest:file-entry manifest:full-path="Pictures/TablePreview55.svm" manifest:media-type=""/>
  <manifest:file-entry manifest:full-path="Pictures/TablePreview56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1.021cm" fo:min-width="1.406cm" fo:wrap-option="wrap"/>
    </style:style>
    <style:style style:name="gr2" style:family="graphic" style:parent-style-name="standard">
      <style:graphic-properties draw:textarea-vertical-align="middle" draw:auto-grow-height="false" fo:min-height="1.075cm" fo:min-width="1.406cm" fo:wrap-option="wrap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6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6" style:family="graphic" style:parent-style-name="standard">
      <style:graphic-properties draw:marker-start="" draw:marker-end="Arrowheads_20_1" draw:textarea-horizontal-align="justify" draw:textarea-vertical-align="middle" draw:auto-grow-height="false" fo:min-height="0.068cm" fo:min-width="3.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68cm" fo:min-width="5.05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2.291cm" fo:min-width="17.281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textarea-vertical-align="middle" draw:auto-grow-height="false" fo:min-height="1.845cm" fo:min-width="18.213cm" fo:wrap-option="wrap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7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5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68cm" fo:min-width="7.27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068cm" fo:min-width="9.502cm"/>
    </style:style>
    <style:style style:name="gr25" style:family="graphic" style:parent-style-name="objectwithoutfill">
      <style:graphic-properties draw:marker-end="Arrowheads_20_3" draw:marker-end-width="0.3cm" draw:fill="none" draw:textarea-vertical-align="middle"/>
    </style:style>
    <style:style style:name="gr26" style:family="graphic" style:parent-style-name="objectwithoutfill">
      <style:graphic-properties draw:marker-end="Arrowheads_20_4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objectwithoutfill">
      <style:graphic-properties draw:marker-end="Arrowheads_20_6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39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735cm"/>
      <style:paragraph-properties style:writing-mode="lr-tb"/>
    </style:style>
    <style:style style:name="pr5" style:family="presentation" style:parent-style-name="Default-title">
      <style:graphic-properties fo:min-height="2.711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049cm"/>
      <style:paragraph-properties style:writing-mode="lr-tb"/>
    </style:style>
    <style:style style:name="pr8" style:family="presentation" style:parent-style-name="Default-title">
      <style:graphic-properties fo:min-height="3.391cm"/>
      <style:paragraph-properties style:writing-mode="lr-tb"/>
    </style:style>
    <style:style style:name="pr9" style:family="presentation" style:parent-style-name="Default-title">
      <style:graphic-properties fo:min-height="3.559cm"/>
      <style:paragraph-properties style:writing-mode="lr-tb"/>
    </style:style>
    <style:style style:name="co1" style:family="table-column">
      <style:table-column-properties style:column-width="3.905cm" style:use-optimal-column-width="false"/>
    </style:style>
    <style:style style:name="co2" style:family="table-column">
      <style:table-column-properties style:column-width="3.88cm" style:use-optimal-column-width="false"/>
    </style:style>
    <style:style style:name="co3" style:family="table-column">
      <style:table-column-properties style:column-width="3.879cm" style:use-optimal-column-width="false"/>
    </style:style>
    <style:style style:name="co4" style:family="table-column">
      <style:table-column-properties style:column-width="3.946cm" style:use-optimal-column-width="false"/>
    </style:style>
    <style:style style:name="co5" style:family="table-column">
      <style:table-column-properties style:column-width="3.602cm" style:use-optimal-column-width="false"/>
    </style:style>
    <style:style style:name="co6" style:family="table-column">
      <style:table-column-properties style:column-width="2.848cm" style:use-optimal-column-width="false"/>
    </style:style>
    <style:style style:name="co7" style:family="table-column">
      <style:table-column-properties style:column-width="1.963cm" style:use-optimal-column-width="false"/>
    </style:style>
    <style:style style:name="ro1" style:family="table-row">
      <style:table-row-properties style:row-height="1.961cm" style:use-optimal-row-height="false"/>
    </style:style>
    <style:style style:name="ro2" style:family="table-row">
      <style:table-row-properties style:row-height="1.933cm" style:use-optimal-row-height="false"/>
    </style:style>
    <style:style style:name="ro3" style:family="table-row">
      <style:table-row-properties style:row-height="1.936cm" style:use-optimal-row-height="false"/>
    </style:style>
    <style:style style:name="ro4" style:family="table-row">
      <style:table-row-properties style:row-height="1.251cm" style:use-optimal-row-height="false"/>
    </style:style>
    <style:style style:name="ro5" style:family="table-row">
      <style:table-row-properties style:row-height="1.254cm" style:use-optimal-row-height="false"/>
    </style:style>
    <style:style style:name="ro6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Cantarell Extra Bold"/>
    </style:style>
    <style:style style:name="ce2" style:family="table-cell">
      <loext:graphic-properties draw:textarea-vertical-align="middle"/>
      <style:text-properties style:font-name="Cantarell Extra Bold"/>
    </style:style>
    <style:style style:name="ce3" style:family="table-cell">
      <style:paragraph-properties fo:text-align="center"/>
    </style:style>
    <style:style style:name="ce4" style:family="table-cell"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style:writing-mode="lr-tb"/>
      <style:text-properties style:font-name="Cantarell Extra Bold"/>
    </style:style>
    <style:style style:name="P2" style:family="paragraph">
      <loext:graphic-properties draw:fill-color="#ffffff"/>
      <style:paragraph-properties style:writing-mode="lr-tb"/>
      <style:text-properties style:font-name="Cantarell Extra Bold"/>
    </style:style>
    <style:style style:name="P3" style:family="paragraph">
      <style:paragraph-properties fo:text-align="center"/>
    </style:style>
    <style:style style:name="P4" style:family="paragraph">
      <style:text-properties style:font-name="Cantarell Extra Bold"/>
    </style:style>
    <style:style style:name="P5" style:family="paragraph">
      <style:paragraph-properties fo:text-align="center"/>
      <style:text-properties style:font-name="Cantarell Extra Bold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antarell Extra 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style:font-name="Cantarell Extra Bold"/>
    </style:style>
    <style:style style:name="P9" style:family="paragraph">
      <loext:graphic-properties draw:fill="none" draw:fill-color="#ffffff"/>
      <style:paragraph-properties style:writing-mode="lr-tb"/>
      <style:text-properties fo:color="#ff4000" loext:opacity="100%" fo:font-size="66pt" style:font-size-asian="66pt" style:font-size-complex="66pt"/>
    </style:style>
    <style:style style:name="P10" style:family="paragraph">
      <style:paragraph-properties style:writing-mode="lr-tb"/>
      <style:text-properties style:font-name="Cantarell Extra Bold" fo:font-size="32pt" style:font-size-asian="32pt" style:font-size-complex="32pt"/>
    </style:style>
    <style:style style:name="P11" style:family="paragraph">
      <style:paragraph-properties fo:margin-left="0cm" fo:margin-right="0cm" fo:margin-top="0.5cm" fo:margin-bottom="0cm" fo:text-align="center" fo:text-indent="0cm"/>
    </style:style>
    <style:style style:name="P12" style:family="paragraph">
      <style:paragraph-properties style:writing-mode="lr-tb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paragraph-properties style:writing-mode="lr-tb"/>
      <style:text-properties style:font-name="Cantarell Extra Bold" fo:font-size="18pt" style:font-size-asian="18pt" style:font-size-complex="18pt"/>
    </style:style>
    <style:style style:name="P14" style:family="paragraph">
      <style:paragraph-properties style:writing-mode="lr-tb"/>
      <style:text-properties style:font-name="Cantarell Extra Bold" fo:font-size="28pt" style:font-size-asian="28pt" style:font-size-complex="2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style:font-name="Cantarell Extra Bold" fo:font-size="36pt" style:font-size-asian="36pt" style:font-size-complex="36pt"/>
    </style:style>
    <style:style style:name="P17" style:family="paragraph">
      <style:paragraph-properties style:writing-mode="lr-tb"/>
      <style:text-properties style:font-name="Cantarell Extra Bold" fo:font-size="26pt" style:font-size-asian="26pt" style:font-size-complex="26pt"/>
    </style:style>
    <style:style style:name="P18" style:family="paragraph"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style:font-name="Cantarell Extra Bold" fo:font-weight="bold" style:font-weight-asian="bold" style:font-weight-complex="bold"/>
    </style:style>
    <style:style style:name="P20" style:family="paragraph">
      <style:paragraph-properties style:writing-mode="lr-tb"/>
      <style:text-properties style:font-name="Cantarell Extra Bold" fo:font-size="22pt" style:font-size-asian="22pt" style:font-size-complex="22pt"/>
    </style:style>
    <style:style style:name="P21" style:family="paragraph">
      <style:paragraph-properties style:writing-mode="lr-tb"/>
      <style:text-properties style:font-name="Cantarell Extra Bold" fo:font-size="16pt" style:font-size-asian="16pt" style:font-size-complex="16pt"/>
    </style:style>
    <style:style style:name="P22" style:family="paragraph">
      <style:paragraph-properties style:writing-mode="lr-tb"/>
      <style:text-properties style:font-name="Cantarell Extra Bold" fo:font-size="14pt" style:font-size-asian="14pt" style:font-size-complex="14pt"/>
    </style:style>
    <style:style style:name="P23" style:family="paragraph">
      <style:paragraph-properties fo:margin-top="0.2cm" fo:margin-bottom="0.2cm" fo:text-align="center"/>
    </style:style>
    <style:style style:name="P24" style:family="paragraph">
      <style:paragraph-properties fo:margin-top="0.2cm" fo:margin-bottom="0.2cm" fo:text-align="center"/>
      <style:text-properties style:font-name="Cantarell Extra Bold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Cantarell Extra Bold" fo:font-size="15pt" style:font-size-asian="15pt" style:font-size-complex="15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text-align="center"/>
      <style:text-properties style:font-name="Cantarell Extra Bold"/>
    </style:style>
    <style:style style:name="P28" style:family="paragraph">
      <style:text-properties style:font-name="Cantarell Extra Bold" fo:font-size="32pt" style:font-size-asian="32pt" style:font-size-complex="32pt"/>
    </style:style>
    <style:style style:name="P29" style:family="paragraph">
      <loext:graphic-properties draw:fill-color="#ffffff"/>
    </style:style>
    <style:style style:name="P30" style:family="paragraph">
      <style:text-properties style:font-name="Cantarell Extra Bold" fo:font-size="28pt" style:font-size-asian="28pt" style:font-size-complex="28pt"/>
    </style:style>
    <style:style style:name="P31" style:family="paragraph">
      <style:text-properties style:font-name="Cantarell Extra Bold" fo:font-size="22pt" style:font-size-asian="22pt" style:font-size-complex="22pt"/>
    </style:style>
    <style:style style:name="P32" style:family="paragraph">
      <style:paragraph-properties fo:text-align="center"/>
      <style:text-properties style:font-name="Cantarell Extra Bold" fo:font-size="32pt" style:font-size-asian="32pt" style:font-size-complex="32pt"/>
    </style:style>
    <style:style style:name="P33" style:family="paragraph">
      <style:text-properties style:font-name="Cantarell Extra Bold" fo:font-size="18pt" style:font-size-asian="18pt" style:font-size-complex="18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fo:text-align="center"/>
      <style:text-properties style:font-name="Cantarell Extra Bold" fo:font-size="14pt" style:font-size-asian="14pt" style:font-size-complex="14pt"/>
    </style:style>
    <style:style style:name="P36" style:family="paragraph">
      <loext:graphic-properties draw:fill="none" draw:fill-color="#ffffff"/>
      <style:paragraph-properties fo:text-align="center"/>
      <style:text-properties style:font-name="Cantarell Extra Bold" fo:font-size="14pt" style:font-size-asian="14pt" style:font-size-complex="14pt"/>
    </style:style>
    <style:style style:name="T1" style:family="text">
      <style:text-properties style:font-name="Cantarell Extra Bold"/>
    </style:style>
    <style:style style:name="T2" style:family="text">
      <style:text-properties fo:color="#ff4000" loext:opacity="100%" fo:font-size="66pt" style:font-size-asian="66pt" style:font-size-complex="66pt"/>
    </style:style>
    <style:style style:name="T3" style:family="text">
      <style:text-properties style:font-name="Cantarell Extra Bold" fo:font-size="32pt" style:font-size-asian="32pt" style:font-size-complex="32pt"/>
    </style:style>
    <style:style style:name="T4" style:family="text">
      <style:text-properties style:font-name="Cantarell Extra Bold" fo:font-size="28pt" style:font-size-asian="28pt" style:font-size-complex="28pt"/>
    </style:style>
    <style:style style:name="T5" style:family="text">
      <style:text-properties style:font-name="Cantarell Extra Bold" fo:font-size="18pt" style:font-size-asian="18pt" style:font-size-complex="18pt"/>
    </style:style>
    <style:style style:name="T6" style:family="text">
      <style:text-properties style:font-name="Cantarell Extra Bold" fo:font-size="36pt" style:font-size-asian="36pt" style:font-size-complex="36pt"/>
    </style:style>
    <style:style style:name="T7" style:family="text">
      <style:text-properties style:font-name="Cantarell Extra Bold" fo:font-size="26pt" style:font-size-asian="26pt" style:font-size-complex="26pt"/>
    </style:style>
    <style:style style:name="T8" style:family="text">
      <style:text-properties style:font-name="Cantarell Extra Bold" fo:font-weight="bold" style:font-weight-asian="bold" style:font-weight-complex="bold"/>
    </style:style>
    <style:style style:name="T9" style:family="text">
      <style:text-properties style:font-name="Cantarell Extra Bold" fo:font-size="22pt" style:font-size-asian="22pt" style:font-size-complex="22pt"/>
    </style:style>
    <style:style style:name="T10" style:family="text">
      <style:text-properties style:font-name="Cantarell Extra Bold" fo:font-size="16pt" style:font-size-asian="16pt" style:font-size-complex="16pt"/>
    </style:style>
    <style:style style:name="T11" style:family="text">
      <style:text-properties style:font-name="Cantarell Extra Bold" fo:font-size="14pt" style:font-size-asian="14pt" style:font-size-complex="14pt"/>
    </style:style>
    <style:style style:name="T12" style:family="text">
      <style:text-properties style:font-name="Cantarell Extra Bold" fo:font-size="15pt" style:font-size-asian="15pt" style:font-size-complex="15pt"/>
    </style:style>
    <style:style style:name="T1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0cm" presentation:class="title" presentation:user-transformed="true">
          <draw:text-box>
            <text:p><text:span text:style-name="T1">Swap commande</text:span></text:p>
          </draw:text-box>
        </draw:frame>
        <draw:frame presentation:style-name="pr2" draw:text-style-name="P2" draw:layer="layout" svg:width="6.985cm" svg:height="11.395cm" svg:x="0.635cm" svg:y="1.975cm" presentation:class="subtitle" presentation:user-transformed="true">
          <draw:text-box>
            <text:p><text:span text:style-name="T1">Swap permet d’echanger les deux premier noeuds d’une stack</text:span></text:p>
          </draw:text-box>
        </draw:frame>
        <draw:custom-shape draw:style-name="gr1" draw:text-style-name="P3" draw:layer="layout" svg:width="1.905cm" svg:height="1.27cm" svg:x="14.005cm" svg:y="4.27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3" draw:layer="layout" svg:width="1.905cm" svg:height="1.324cm" draw:transform="skewX (0.00296705972839036) rotate (-3.09534142841194) translate (15.965cm 11.94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standard" draw:layer="layout" svg:width="3.904cm" svg:height="5.829cm" svg:x="22.092cm" svg:y="4.989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04cm" svg:height="5.829cm" svg:x="16.33cm" svg:y="4.966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904cm" svg:height="5.829cm" svg:x="9.759cm" svg:y="4.911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6" draw:layer="layout" svg:width="13.335cm" svg:height="1.013cm" svg:x="11.43cm" svg:y="13.31cm">
          <draw:text-box>
            <text:p text:style-name="P3"><text:span text:style-name="T1">*stack = orange (tete de la stack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635cm" svg:height="3.735cm" svg:x="1.905cm" svg:y="0.075cm" presentation:class="title" presentation:user-transformed="true">
          <draw:text-box>
            <text:p><text:span text:style-name="T1">*stack = (*stack)-&gt;next;</text:span><text:span text:style-name="T1"><text:line-break/></text:span><text:span text:style-name="T1"/></text:p>
          </draw:text-box>
        </draw:frame>
        <draw:frame draw:style-name="standard" draw:layer="layout" svg:width="3.904cm" svg:height="5.829cm" svg:x="18.493cm" svg:y="7.368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904cm" svg:height="5.829cm" svg:x="12.731cm" svg:y="7.345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904cm" svg:height="5.829cm" svg:x="6.16cm" svg:y="7.29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8" draw:layer="layout" svg:width="3.68cm" svg:height="1.013cm" svg:x="3.175cm" svg:y="3.175cm">
          <draw:text-box>
            <text:p><text:span text:style-name="T1">*stack</text:span></text:p>
          </draw:text-box>
        </draw:frame>
        <draw:custom-shape draw:style-name="gr6" draw:text-style-name="P3" draw:layer="layout" svg:width="4.445cm" svg:height="0.636cm" draw:transform="rotate (0.669508301065025) translate (2.54cm 6.892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9" draw:layer="layout" svg:width="1.27cm" svg:height="2.855cm" draw:transform="rotate (-0.631285590446349) translate (4.055cm 3.679cm)">
          <draw:text-box>
            <text:p><text:span text:style-name="T2">X</text:span></text:p>
          </draw:text-box>
        </draw:frame>
        <draw:custom-shape draw:style-name="gr8" draw:text-style-name="P3" draw:layer="layout" svg:width="6.35cm" svg:height="0.635cm" draw:transform="rotate (-0.359537825910833) translate (6.121cm 4.1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14.605cm" svg:height="1.013cm" svg:x="6.985cm" svg:y="13.97cm">
          <draw:text-box>
            <text:p><text:span text:style-name="T1">*stack pointe maintenant sur le noeud Ver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2.629cm" svg:x="1.4cm" svg:y="-0.072cm" presentation:class="title" presentation:user-transformed="true">
          <draw:text-box>
            <text:p><text:span text:style-name="T3">(*stack)-&gt;previous-&gt;previous = *stack;</text:span></text:p>
          </draw:text-box>
        </draw:frame>
        <draw:frame draw:style-name="standard" draw:layer="layout" svg:width="3.904cm" svg:height="5.829cm" svg:x="18.693cm" svg:y="5.768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904cm" svg:height="5.829cm" svg:x="12.931cm" svg:y="5.745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3.904cm" svg:height="5.829cm" svg:x="6.36cm" svg:y="5.69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" draw:text-style-name="P8" draw:layer="layout" svg:width="2.54cm" svg:height="1.013cm" svg:x="13.635cm" svg:y="4.445cm">
          <draw:text-box>
            <text:p><text:span text:style-name="T1">*stack</text:span></text:p>
          </draw:text-box>
        </draw:frame>
        <draw:frame draw:style-name="gr5" draw:text-style-name="P8" draw:layer="layout" svg:width="9.73cm" svg:height="1.013cm" svg:x="9.285cm" svg:y="12.7cm">
          <draw:text-box>
            <text:p><text:span text:style-name="T1">Le prev de orange devient ver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487cm" presentation:class="title" presentation:user-transformed="true">
          <draw:text-box>
            <text:p><text:span text:style-name="T3">(*stack)-&gt;previous-&gt;next = (*stack)-&gt;next;</text:span><text:span text:style-name="T3"><text:line-break/></text:span><text:span text:style-name="T3"/></text:p>
          </draw:text-box>
        </draw:frame>
        <draw:frame draw:style-name="standard" draw:layer="layout" svg:width="3.904cm" svg:height="5.829cm" svg:x="18.194cm" svg:y="5.77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904cm" svg:height="5.829cm" svg:x="12.432cm" svg:y="5.747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904cm" svg:height="5.829cm" svg:x="5.861cm" svg:y="5.692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5" draw:text-style-name="P8" draw:layer="layout" svg:width="2.54cm" svg:height="1.013cm" svg:x="13.136cm" svg:y="4.447cm">
          <draw:text-box>
            <text:p><text:span text:style-name="T1">*stack</text:span></text:p>
          </draw:text-box>
        </draw:frame>
        <draw:frame draw:style-name="gr5" draw:text-style-name="P8" draw:layer="layout" svg:width="14.605cm" svg:height="1.013cm" svg:x="6.92cm" svg:y="12.7cm">
          <draw:text-box>
            <text:p><text:span text:style-name="T1">Le next de orange devient le nexte de bleu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587cm" presentation:class="title" presentation:user-transformed="true">
          <draw:text-box>
            <text:p><text:span text:style-name="T3">if ((*stack)-&gt;next)</text:span><text:span text:style-name="T3"><text:line-break/></text:span><text:span text:style-name="T3">(*stack)-&gt;next-&gt;previous = (*stack)-&gt;previous;</text:span></text:p>
          </draw:text-box>
        </draw:frame>
        <draw:frame draw:style-name="standard" draw:layer="layout" svg:width="3.904cm" svg:height="5.829cm" svg:x="18.095cm" svg:y="5.772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3.904cm" svg:height="5.829cm" svg:x="12.333cm" svg:y="5.749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3.904cm" svg:height="5.829cm" svg:x="5.762cm" svg:y="5.694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5" draw:text-style-name="P8" draw:layer="layout" svg:width="2.54cm" svg:height="1.013cm" svg:x="13.037cm" svg:y="4.449cm">
          <draw:text-box>
            <text:p><text:span text:style-name="T1">*stack</text:span></text:p>
          </draw:text-box>
        </draw:frame>
        <draw:frame draw:style-name="gr9" draw:text-style-name="P8" draw:layer="layout" svg:width="17.145cm" svg:height="2.537cm" svg:x="5.715cm" svg:y="12.7cm">
          <draw:text-box>
            <text:p><text:span text:style-name="T1">Dans le cas ou il y a plus de deux noeud le prev du 3 eme devient le futur deuxieme (ici le orange qui va passer en deuxieme position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587cm" presentation:class="title" presentation:user-transformed="true">
          <draw:text-box>
            <text:p><text:span text:style-name="T3">(*stack)-&gt;next = (*stack)-&gt;previous;</text:span><text:span text:style-name="T3"><text:line-break/></text:span><text:span text:style-name="T3"/></text:p>
          </draw:text-box>
        </draw:frame>
        <draw:frame draw:style-name="standard" draw:layer="layout" svg:width="3.904cm" svg:height="5.829cm" svg:x="18.396cm" svg:y="5.774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3.904cm" svg:height="5.829cm" svg:x="12.634cm" svg:y="5.751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orange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3.904cm" svg:height="5.829cm" svg:x="6.063cm" svg:y="5.696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5" draw:text-style-name="P8" draw:layer="layout" svg:width="2.54cm" svg:height="1.013cm" svg:x="13.338cm" svg:y="4.451cm">
          <draw:text-box>
            <text:p><text:span text:style-name="T1">*stack</text:span></text:p>
          </draw:text-box>
        </draw:frame>
        <draw:frame draw:style-name="gr10" draw:text-style-name="P8" draw:layer="layout" svg:width="12.065cm" svg:height="1.775cm" svg:x="8.255cm" svg:y="12.83cm">
          <draw:text-box>
            <text:p><text:span text:style-name="T1">Le next de vert devient son prev car il echange de plac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587cm" presentation:class="title" presentation:user-transformed="true">
          <draw:text-box>
            <text:p><text:span text:style-name="T3">(*stack)-&gt;previous = NULL;</text:span><text:span text:style-name="T3"><text:line-break/></text:span><text:span text:style-name="T3"/></text:p>
          </draw:text-box>
        </draw:frame>
        <draw:frame draw:style-name="standard" draw:layer="layout" svg:width="3.904cm" svg:height="5.829cm" svg:x="18.397cm" svg:y="5.776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904cm" svg:height="5.829cm" svg:x="7.435cm" svg:y="5.753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orange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3.904cm" svg:height="5.829cm" svg:x="13.064cm" svg:y="5.698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5" draw:text-style-name="P8" draw:layer="layout" svg:width="2.54cm" svg:height="1.013cm" svg:x="8.139cm" svg:y="4.453cm">
          <draw:text-box>
            <text:p><text:span text:style-name="T1">*stack</text:span></text:p>
          </draw:text-box>
        </draw:frame>
        <draw:frame draw:style-name="gr5" draw:text-style-name="P8" draw:layer="layout" svg:width="17.78cm" svg:height="1.013cm" svg:x="5.615cm" svg:y="13.065cm">
          <draw:text-box>
            <text:p><text:span text:style-name="T1">Le prev </text:span><text:span text:style-name="T1">de vert </text:span><text:span text:style-name="T1">devient </text:span><text:span text:style-name="T1">NULL </text:span><text:span text:style-name="T1">car il </text:span><text:span text:style-name="T1">passe </text:span><text:span text:style-name="T1">en tete </text:span><text:span text:style-name="T1">de </text:span><text:span text:style-name="T1">sta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2.629cm" svg:x="1.4cm" svg:y="0.628cm" presentation:class="title">
          <draw:text-box>
            <text:p><text:span text:style-name="T3">Rotation commande</text:span></text:p>
          </draw:text-box>
        </draw:frame>
        <draw:frame draw:style-name="standard" draw:layer="layout" svg:width="3.904cm" svg:height="5.829cm" svg:x="19.293cm" svg:y="4.968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3.904cm" svg:height="5.829cm" svg:x="13.631cm" svg:y="4.945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3.904cm" svg:height="5.829cm" svg:x="8.16cm" svg:y="4.89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style-name="gr11" draw:text-style-name="P3" draw:layer="layout" svg:width="17.78cm" svg:height="2.54cm" svg:x="8.99cm" svg:y="10.63cm">
          <text:p/>
          <draw:enhanced-geometry svg:viewBox="0 0 21600 21600" draw:mirror-vertical="true" draw:text-areas="0 0 21600 21600" draw:type="circular-arrow" draw:modifiers="180 7.60137068322914 8193.411110407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6" draw:text-style-name="P12" draw:layer="layout" svg:width="7.49cm" svg:height="10.92cm" svg:x="0cm" svg:y="3.257cm" presentation:class="outline" presentation:user-transformed="true">
          <draw:text-box>
            <text:list text:style-name="L3">
              <text:list-header>
                <text:p text:style-name="P11"><text:span text:style-name="T4">Rotation permet de faire passer le permier noeud en </text:span><text:span text:style-name="T4">derniere position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587cm" presentation:class="title" presentation:user-transformed="true">
          <draw:text-box>
            <text:p><text:span text:style-name="T3"><text:s text:c="4"/></text:span><text:span text:style-name="T3">last_node = find_last_node(*stack);</text:span><text:span text:style-name="T3"><text:line-break/></text:span><text:span text:style-name="T3"/></text:p>
          </draw:text-box>
        </draw:frame>
        <draw:frame draw:style-name="standard" draw:layer="layout" svg:width="3.879cm" svg:height="5.829cm" svg:x="19.318cm" svg:y="5.156cm">
          <table:table table:template-name="blue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3.878cm" svg:height="5.829cm" svg:x="13.692cm" svg:y="5.133cm">
          <table:table table:template-name="turquoise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3.879cm" svg:height="5.829cm" svg:x="8.255cm" svg:y="5.08cm">
          <table:table table:template-name="orange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5" draw:text-style-name="P8" draw:layer="layout" svg:width="16.51cm" svg:height="1.013cm" svg:x="8.785cm" svg:y="12.995cm">
          <draw:text-box>
            <text:p><text:span text:style-name="T1">Last_node pointe sur le node bleu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587cm" presentation:class="title" presentation:user-transformed="true">
          <draw:text-box>
            <text:p><text:span text:style-name="T3"><text:s text:c="4"/></text:span><text:span text:style-name="T3">last_node -&gt; next = (*stack);</text:span><text:span text:style-name="T3"><text:line-break/></text:span><text:span text:style-name="T3"/></text:p>
          </draw:text-box>
        </draw:frame>
        <draw:frame draw:style-name="standard" draw:layer="layout" svg:width="3.879cm" svg:height="5.829cm" svg:x="17.819cm" svg:y="4.557cm">
          <table:table table:template-name="blue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orange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3.878cm" svg:height="5.829cm" svg:x="12.193cm" svg:y="4.534cm">
          <table:table table:template-name="turquoise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3.879cm" svg:height="5.829cm" svg:x="6.756cm" svg:y="4.481cm">
          <table:table table:template-name="orange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5" draw:text-style-name="P8" draw:layer="layout" svg:width="19.05cm" svg:height="1.013cm" svg:x="8.89cm" svg:y="12.322cm">
          <draw:text-box>
            <text:p><text:span text:style-name="T1">Le next de bleu devient orang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587cm" presentation:class="title" presentation:user-transformed="true">
          <draw:text-box>
            <text:p><text:span text:style-name="T3"><text:s text:c="4"/></text:span><text:span text:style-name="T3">*stack = (*stack)-&gt;next;</text:span><text:span text:style-name="T3"><text:line-break/></text:span><text:span text:style-name="T3"/></text:p>
          </draw:text-box>
        </draw:frame>
        <draw:frame draw:style-name="standard" draw:layer="layout" svg:width="3.879cm" svg:height="5.829cm" svg:x="17.82cm" svg:y="5.058cm">
          <table:table table:template-name="blue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orange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3.878cm" svg:height="5.829cm" svg:x="12.194cm" svg:y="5.035cm">
          <table:table table:template-name="turquoise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3.879cm" svg:height="5.829cm" svg:x="6.757cm" svg:y="4.982cm">
          <table:table table:template-name="orange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5" draw:text-style-name="P6" draw:layer="layout" svg:width="4.445cm" svg:height="1.013cm" svg:x="12.065cm" svg:y="3.81cm">
          <draw:text-box>
            <text:p text:style-name="P3"><text:span text:style-name="T1">*stack</text:span></text:p>
          </draw:text-box>
        </draw:frame>
        <draw:frame draw:style-name="gr5" draw:text-style-name="P8" draw:layer="layout" svg:width="15.24cm" svg:height="1.013cm" svg:x="6.955cm" svg:y="12.435cm">
          <draw:text-box>
            <text:p><text:span text:style-name="T1">La tete de la stack est maintenant le noeud vert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587cm" presentation:class="title" presentation:user-transformed="true">
          <draw:text-box>
            <text:p><text:span text:style-name="T3"><text:s text:c="4"/></text:span><text:span text:style-name="T3">(*stack)-&gt;previous = NULL;</text:span><text:span text:style-name="T3"><text:line-break/></text:span><text:span text:style-name="T3"/></text:p>
          </draw:text-box>
        </draw:frame>
        <draw:frame draw:style-name="standard" draw:layer="layout" svg:width="3.879cm" svg:height="5.829cm" svg:x="17.821cm" svg:y="5.059cm">
          <table:table table:template-name="blue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orange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3.878cm" svg:height="5.829cm" svg:x="12.195cm" svg:y="5.036cm">
          <table:table table:template-name="turquoise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3.879cm" svg:height="5.829cm" svg:x="6.758cm" svg:y="4.983cm">
          <table:table table:template-name="orange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12" draw:text-style-name="P13" draw:layer="layout" svg:width="16.51cm" svg:height="1.673cm" svg:x="5.715cm" svg:y="12.065cm">
          <draw:text-box>
            <text:p><text:span text:style-name="T5">Le prev de vert devient null car il est en tete de *stack</text:span></text:p>
          </draw:text-box>
        </draw:frame>
        <draw:frame draw:style-name="gr5" draw:text-style-name="P6" draw:layer="layout" svg:width="4.445cm" svg:height="1.013cm" svg:x="12.066cm" svg:y="3.811cm">
          <draw:text-box>
            <text:p text:style-name="P3"><text:span text:style-name="T1">*sta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><text:span text:style-name="T4"><text:s text:c="4"/></text:span><text:span text:style-name="T4">last_node-&gt;next-&gt;previous = last_node;</text:span><text:span text:style-name="T4"><text:line-break/></text:span><text:span text:style-name="T4"/></text:p>
          </draw:text-box>
        </draw:frame>
        <draw:frame draw:style-name="standard" draw:layer="layout" svg:width="3.879cm" svg:height="5.829cm" svg:x="17.822cm" svg:y="5.061cm">
          <table:table table:template-name="blue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orange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3.878cm" svg:height="5.829cm" svg:x="12.196cm" svg:y="5.038cm">
          <table:table table:template-name="turquoise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3.879cm" svg:height="5.829cm" svg:x="6.759cm" svg:y="4.985cm">
          <table:table table:template-name="orange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bleu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gr5" draw:text-style-name="P6" draw:layer="layout" svg:width="4.445cm" svg:height="1.013cm" svg:x="12.067cm" svg:y="3.813cm">
          <draw:text-box>
            <text:p text:style-name="P3"><text:span text:style-name="T1">*stack</text:span></text:p>
          </draw:text-box>
        </draw:frame>
        <draw:frame draw:style-name="gr12" draw:text-style-name="P8" draw:layer="layout" svg:width="19.05cm" svg:height="1.673cm" svg:x="5.115cm" svg:y="12.1cm">
          <draw:text-box>
            <text:p><text:span text:style-name="T1">Le prev de orange devient bleu, car il est en derniere posi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5.199cm" svg:height="3.049cm" svg:x="1.4cm" svg:y="0.418cm" presentation:class="title" presentation:user-transformed="true">
          <draw:text-box>
            <text:p><text:span text:style-name="T6"><text:s text:c="4"/></text:span><text:span text:style-name="T6">last_node-&gt;next-&gt;next = NULL;</text:span><text:span text:style-name="T6"><text:line-break/></text:span><text:span text:style-name="T6"/></text:p>
          </draw:text-box>
        </draw:frame>
        <draw:frame draw:style-name="standard" draw:layer="layout" svg:width="3.879cm" svg:height="5.829cm" svg:x="11.976cm" svg:y="5.527cm">
          <table:table table:template-name="blue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orange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3.878cm" svg:height="5.829cm" svg:x="6.35cm" svg:y="5.504cm">
          <table:table table:template-name="turquoise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3.879cm" svg:height="5.829cm" svg:x="16.951cm" svg:y="5.601cm">
          <table:table table:template-name="orange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bleu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5" draw:text-style-name="P6" draw:layer="layout" svg:width="4.445cm" svg:height="1.013cm" svg:x="5.715cm" svg:y="4.445cm">
          <draw:text-box>
            <text:p text:style-name="P3"><text:span text:style-name="T1">*stack</text:span></text:p>
          </draw:text-box>
        </draw:frame>
        <draw:frame draw:style-name="gr10" draw:text-style-name="P8" draw:layer="layout" svg:width="13.97cm" svg:height="1.775cm" svg:x="6.985cm" svg:y="12.7cm">
          <draw:text-box>
            <text:p><text:span text:style-name="T1">Le next de orange devient null, il est en derni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><text:span text:style-name="T3">Reverse rotate</text:span></text:p>
          </draw:text-box>
        </draw:frame>
        <draw:frame draw:style-name="standard" draw:layer="layout" svg:width="3.904cm" svg:height="5.829cm" svg:x="22.766cm" svg:y="4.523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3.904cm" svg:height="5.829cm" svg:x="17.104cm" svg:y="4.5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bleu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3.904cm" svg:height="5.829cm" svg:x="11.633cm" svg:y="4.445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45.svm" xlink:type="simple" xlink:show="embed" xlink:actuate="onLoad"/>
        </draw:frame>
        <draw:custom-shape draw:style-name="gr13" draw:text-style-name="P3" draw:layer="layout" svg:width="18.712cm" svg:height="2.094cm" svg:x="7.62cm" svg:y="10.16cm">
          <text:p/>
          <draw:enhanced-geometry svg:viewBox="0 0 21600 21600" draw:mirror-vertical="true" draw:mirror-horizontal="true" draw:text-areas="0 0 21600 21600" draw:type="circular-arrow" draw:modifiers="180 7.60137068322914 8193.4111104076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6" draw:text-style-name="P12" draw:layer="layout" svg:width="7.49cm" svg:height="10.92cm" svg:x="-1.27cm" svg:y="2.54cm" presentation:class="outline" presentation:user-transformed="true">
          <draw:text-box>
            <text:list text:style-name="L3">
              <text:list-header>
                <text:p text:style-name="P11"><text:span text:style-name="T4">Reverse Rotation permet de faire passer le dernier </text:span><text:span text:style-name="T4">noeud en premiere position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587cm" presentation:class="title" presentation:user-transformed="true">
          <draw:text-box>
            <text:p><text:span text:style-name="T3">last_node-&gt;previous-&gt;next = NULL;</text:span><text:span text:style-name="T3"><text:line-break/></text:span><text:span text:style-name="T3"/></text:p>
          </draw:text-box>
        </draw:frame>
        <draw:frame draw:style-name="standard" draw:layer="layout" svg:width="3.904cm" svg:height="5.829cm" svg:x="17.767cm" svg:y="4.224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3.904cm" svg:height="5.829cm" svg:x="12.105cm" svg:y="4.201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3.904cm" svg:height="5.829cm" svg:x="6.634cm" svg:y="4.146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gr10" draw:text-style-name="P6" draw:layer="layout" svg:width="24.13cm" svg:height="1.775cm" svg:x="1.84cm" svg:y="11.195cm">
          <draw:text-box>
            <text:p text:style-name="P3"><text:span text:style-name="T1">Le noeud qui va devenir le dernier, l’ancien avant dernier, a maintenant NULL comme nex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587cm" presentation:class="title" presentation:user-transformed="true">
          <draw:text-box>
            <text:p><text:span text:style-name="T3">last_node-&gt;next = *stack;</text:span><text:span text:style-name="T3"><text:line-break/></text:span><text:span text:style-name="T3"/></text:p>
          </draw:text-box>
        </draw:frame>
        <draw:frame draw:style-name="standard" draw:layer="layout" svg:width="3.904cm" svg:height="5.829cm" svg:x="17.468cm" svg:y="4.525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2">
                <text:p text:style-name="P4"><text:span text:style-name="T1">Prev = vert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orange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3.904cm" svg:height="5.829cm" svg:x="11.806cm" svg:y="4.502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3.904cm" svg:height="5.829cm" svg:x="6.491cm" svg:y="4.646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5" draw:text-style-name="P8" draw:layer="layout" svg:width="22.86cm" svg:height="1.013cm" svg:x="3.01cm" svg:y="12.095cm">
          <draw:text-box>
            <text:p><text:span text:style-name="T1">Le next du futur premier est le premier actuel, next de bleu devient orang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587cm" presentation:class="title" presentation:user-transformed="true">
          <draw:text-box>
            <text:p><text:span text:style-name="T3">last_node-&gt;previous = NULL;</text:span><text:span text:style-name="T3"><text:line-break/></text:span><text:span text:style-name="T3"/></text:p>
          </draw:text-box>
        </draw:frame>
        <draw:frame draw:style-name="standard" draw:layer="layout" svg:width="3.904cm" svg:height="5.829cm" svg:x="17.469cm" svg:y="4.526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orange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3.904cm" svg:height="5.829cm" svg:x="11.807cm" svg:y="4.503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3.904cm" svg:height="5.829cm" svg:x="6.492cm" svg:y="4.647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5" draw:text-style-name="P8" draw:layer="layout" svg:width="17.145cm" svg:height="1.013cm" svg:x="6.485cm" svg:y="12.2cm">
          <draw:text-box>
            <text:p><text:span text:style-name="T1">Le futur premier a NULL pour previous, ici bleu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587cm" presentation:class="title" presentation:user-transformed="true">
          <draw:text-box>
            <text:p><text:span text:style-name="T3">*stack = last_node;</text:span><text:span text:style-name="T3"><text:line-break/></text:span><text:span text:style-name="T3"/></text:p>
          </draw:text-box>
        </draw:frame>
        <draw:frame draw:style-name="standard" draw:layer="layout" svg:width="3.904cm" svg:height="5.829cm" svg:x="17.47cm" svg:y="4.527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orange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3.904cm" svg:height="5.829cm" svg:x="11.808cm" svg:y="4.504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3.904cm" svg:height="5.829cm" svg:x="6.493cm" svg:y="4.648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gr14" draw:text-style-name="P6" draw:layer="layout" svg:width="17.145cm" svg:height="1.775cm" svg:x="5.715cm" svg:y="12.014cm">
          <draw:text-box>
            <text:p text:style-name="P3"><text:span text:style-name="T1">*stack pointe maintenant sur bleu, bleu devient la tete de liste</text:span></text:p>
          </draw:text-box>
        </draw:frame>
        <draw:frame draw:style-name="gr5" draw:text-style-name="P8" draw:layer="layout" svg:width="3.175cm" svg:height="1.013cm" svg:x="17.78cm" svg:y="3.298cm">
          <draw:text-box>
            <text:p><text:span text:style-name="T1">*stac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><text:span text:style-name="T7">last_node-&gt;next-&gt;previous = last_node;</text:span><text:span text:style-name="T7"><text:line-break/></text:span><text:span text:style-name="T7"/></text:p>
          </draw:text-box>
        </draw:frame>
        <draw:frame draw:style-name="standard" draw:layer="layout" svg:width="3.904cm" svg:height="5.829cm" svg:x="6.876cm" svg:y="4.586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orange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3.904cm" svg:height="5.829cm" svg:x="17.509cm" svg:y="4.606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3.904cm" svg:height="5.829cm" svg:x="12.194cm" svg:y="4.65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bleu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gr5" draw:text-style-name="P8" draw:layer="layout" svg:width="3.175cm" svg:height="1.013cm" svg:x="7.186cm" svg:y="3.357cm">
          <draw:text-box>
            <text:p><text:span text:style-name="T1">*stack</text:span></text:p>
          </draw:text-box>
        </draw:frame>
        <draw:frame draw:style-name="gr10" draw:text-style-name="P6" draw:layer="layout" svg:width="18.415cm" svg:height="1.775cm" svg:x="5.08cm" svg:y="11.43cm">
          <draw:text-box>
            <text:p text:style-name="P3"><text:span text:style-name="T1">L’ancienne tete a maintenant la nouvelle comme previous, ici orange a bleu en previou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9cm" svg:height="2.629cm" svg:x="1.4cm" svg:y="0.628cm" presentation:class="title">
          <draw:text-box>
            <text:p>Push command</text:p>
          </draw:text-box>
        </draw:frame>
        <draw:frame draw:style-name="standard" draw:layer="layout" svg:width="3.904cm" svg:height="5.829cm" svg:x="21.667cm" svg:y="3.224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3.904cm" svg:height="5.829cm" svg:x="2.517cm" svg:y="9.538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3.904cm" svg:height="5.829cm" svg:x="2.534cm" svg:y="3.246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gr15" draw:text-style-name="P8" draw:layer="layout" svg:width="10.795cm" svg:height="6.985cm" svg:x="8.89cm" svg:y="6.35cm">
          <draw:text-box>
            <text:p><text:span text:style-name="T1">Push permet de deplacer la tete d’une stack sur une autre, exemple ici orange sur bleu </text:span></text:p>
          </draw:text-box>
        </draw:frame>
        <draw:frame draw:style-name="gr5" draw:text-style-name="P8" draw:layer="layout" svg:width="0.635cm" svg:height="1.013cm" svg:x="3.91cm" svg:y="1.57cm">
          <draw:text-box>
            <text:p><text:span text:style-name="T1">A</text:span></text:p>
          </draw:text-box>
        </draw:frame>
        <draw:frame draw:style-name="gr5" draw:text-style-name="P8" draw:layer="layout" svg:width="1.27cm" svg:height="1.013cm" svg:x="23.16cm" svg:y="1.67cm">
          <draw:text-box>
            <text:p><text:span text:style-name="T1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587cm" presentation:class="title" presentation:user-transformed="true">
          <draw:text-box>
            <text:p><text:span text:style-name="T3">head_node_to_push = *src;</text:span><text:span text:style-name="T3"><text:line-break/></text:span><text:span text:style-name="T3"/></text:p>
          </draw:text-box>
        </draw:frame>
        <draw:frame draw:style-name="standard" draw:layer="layout" svg:width="3.904cm" svg:height="5.829cm" svg:x="2.518cm" svg:y="9.54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3.904cm" svg:height="5.829cm" svg:x="2.535cm" svg:y="3.248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gr5" draw:text-style-name="P8" draw:layer="layout" svg:width="0.635cm" svg:height="1.013cm" svg:x="3.911cm" svg:y="1.572cm">
          <draw:text-box>
            <text:p><text:span text:style-name="T1">A</text:span></text:p>
          </draw:text-box>
        </draw:frame>
        <draw:frame draw:style-name="standard" draw:layer="layout" svg:width="3.904cm" svg:height="5.829cm" svg:x="21.668cm" svg:y="3.226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gr5" draw:text-style-name="P8" draw:layer="layout" svg:width="1.27cm" svg:height="1.013cm" svg:x="23.161cm" svg:y="1.672cm">
          <draw:text-box>
            <text:p><text:span text:style-name="T1">B</text:span></text:p>
          </draw:text-box>
        </draw:frame>
        <draw:frame draw:style-name="gr10" draw:text-style-name="P8" draw:layer="layout" svg:width="7.585cm" svg:height="1.775cm" svg:x="1.305cm" svg:y="2.34cm">
          <draw:text-box>
            <text:p><text:span text:style-name="T1">head_node_to_push</text:span></text:p>
          </draw:text-box>
        </draw:frame>
        <draw:frame draw:style-name="gr10" draw:text-style-name="P6" draw:layer="layout" svg:width="6.985cm" svg:height="1.775cm" svg:x="10.795cm" svg:y="5.08cm">
          <draw:text-box>
            <text:p text:style-name="P3"><text:span text:style-name="T1">Orange est le noeud que l’on va push (pb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711cm" svg:x="1.4cm" svg:y="0.587cm" presentation:class="title" presentation:user-transformed="true">
          <draw:text-box>
            <text:p><text:span text:style-name="T3">*src = (*src)-&gt;next;</text:span><text:span text:style-name="T3"><text:line-break/></text:span><text:span text:style-name="T3"/></text:p>
          </draw:text-box>
        </draw:frame>
        <draw:frame draw:style-name="standard" draw:layer="layout" svg:width="3.904cm" svg:height="5.829cm" svg:x="2.537cm" svg:y="3.25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draw:layer="layout" svg:width="3.904cm" svg:height="5.829cm" svg:x="21.67cm" svg:y="3.228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gr10" draw:text-style-name="P8" draw:layer="layout" svg:width="7.585cm" svg:height="1.775cm" svg:x="1.307cm" svg:y="2.342cm">
          <draw:text-box>
            <text:p><text:span text:style-name="T1">head_node_to_push</text:span></text:p>
          </draw:text-box>
        </draw:frame>
        <draw:frame draw:style-name="gr16" draw:text-style-name="P6" draw:layer="layout" svg:width="6.985cm" svg:height="4.061cm" svg:x="10.797cm" svg:y="5.082cm">
          <draw:text-box>
            <text:p text:style-name="P3"><text:span text:style-name="T1">*src pointe maintenant sur le deuxieme noeud de la pile, qui passe maintenant premier</text:span></text:p>
          </draw:text-box>
        </draw:frame>
        <draw:frame draw:style-name="standard" draw:layer="layout" svg:width="3.904cm" svg:height="5.829cm" svg:x="2.519cm" svg:y="9.641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gr5" draw:text-style-name="P8" draw:layer="layout" svg:width="0.635cm" svg:height="1.013cm" svg:x="3.81cm" svg:y="1.27cm">
          <draw:text-box>
            <text:p><text:span text:style-name="T1">A</text:span></text:p>
          </draw:text-box>
        </draw:frame>
        <draw:frame draw:style-name="gr5" draw:text-style-name="P19" draw:layer="layout" svg:width="0.635cm" svg:height="1.013cm" svg:x="23.195cm" svg:y="1.905cm">
          <draw:text-box>
            <text:p><text:span text:style-name="T8">B</text:span></text:p>
          </draw:text-box>
        </draw:frame>
        <draw:frame draw:style-name="gr5" draw:text-style-name="P8" draw:layer="layout" svg:width="1.905cm" svg:height="1.013cm" svg:x="0.335cm" svg:y="10.33cm">
          <draw:text-box>
            <text:p><text:span text:style-name="T1">*src</text:span></text:p>
          </draw:text-box>
        </draw:frame>
        <draw:frame draw:style-name="gr17" draw:text-style-name="P6" draw:layer="layout" svg:width="2.54cm" svg:height="2.384cm" svg:x="25.335cm" svg:y="3.78cm">
          <draw:text-box>
            <text:p text:style-name="P3"><text:span text:style-name="T1">*des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20" draw:layer="layout" svg:width="25.199cm" svg:height="2.629cm" svg:x="1.4cm" svg:y="0.635cm" presentation:class="title" presentation:user-transformed="true">
          <draw:text-box>
            <text:p><text:span text:style-name="T9">if (*src)</text:span><text:span text:style-name="T9"><text:line-break/></text:span><text:span text:style-name="T9">(*src)-&gt;previous = NULL;</text:span></text:p>
          </draw:text-box>
        </draw:frame>
        <draw:frame draw:style-name="standard" draw:layer="layout" svg:width="3.904cm" svg:height="5.829cm" svg:x="2.539cm" svg:y="3.257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vert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3.904cm" svg:height="5.829cm" svg:x="21.672cm" svg:y="3.235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gr10" draw:text-style-name="P8" draw:layer="layout" svg:width="7.585cm" svg:height="1.775cm" svg:x="1.309cm" svg:y="2.349cm">
          <draw:text-box>
            <text:p><text:span text:style-name="T1">head_node_to_push</text:span></text:p>
          </draw:text-box>
        </draw:frame>
        <draw:frame draw:style-name="gr18" draw:text-style-name="P6" draw:layer="layout" svg:width="6.985cm" svg:height="4.823cm" svg:x="10.799cm" svg:y="5.089cm">
          <draw:text-box>
            <text:p text:style-name="P3"><text:span text:style-name="T1">Si *src existe, donc si dans la pile il y avait plus de 1 noeud, le suivant a pour previous NULL car il devient le premier </text:span></text:p>
          </draw:text-box>
        </draw:frame>
        <draw:frame draw:style-name="gr5" draw:text-style-name="P19" draw:layer="layout" svg:width="0.635cm" svg:height="1.013cm" svg:x="23.197cm" svg:y="1.912cm">
          <draw:text-box>
            <text:p><text:span text:style-name="T8">B</text:span></text:p>
          </draw:text-box>
        </draw:frame>
        <draw:frame draw:style-name="gr17" draw:text-style-name="P6" draw:layer="layout" svg:width="2.54cm" svg:height="2.384cm" svg:x="25.335cm" svg:y="3.787cm">
          <draw:text-box>
            <text:p text:style-name="P3"><text:span text:style-name="T1">*dest</text:span></text:p>
          </draw:text-box>
        </draw:frame>
        <draw:frame draw:style-name="standard" draw:layer="layout" svg:width="3.904cm" svg:height="5.829cm" svg:x="2.52cm" svg:y="9.649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gr5" draw:text-style-name="P8" draw:layer="layout" svg:width="1.905cm" svg:height="1.013cm" svg:x="0.336cm" svg:y="10.338cm">
          <draw:text-box>
            <text:p><text:span text:style-name="T1">*src</text:span></text:p>
          </draw:text-box>
        </draw:frame>
        <draw:frame draw:style-name="gr5" draw:text-style-name="P8" draw:layer="layout" svg:width="0.635cm" svg:height="1.013cm" svg:x="4.045cm" svg:y="1.377cm">
          <draw:text-box>
            <text:p><text:span text:style-name="T1">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text-style-name="P21" draw:layer="layout" svg:width="25.199cm" svg:height="3.391cm" svg:x="1.4cm" svg:y="0.247cm" presentation:class="title" presentation:user-transformed="true">
          <draw:text-box>
            <text:p><text:span text:style-name="T10">if (dest == NULL)</text:span><text:span text:style-name="T10"><text:line-break/></text:span><text:span text:style-name="T10">{</text:span><text:span text:style-name="T10"><text:line-break/></text:span><text:span text:style-name="T10">*dest = head_node_to_push;</text:span><text:span text:style-name="T10"><text:line-break/></text:span><text:span text:style-name="T10">head_node_to_push-&gt;next = NULL;</text:span><text:span text:style-name="T10"><text:line-break/></text:span><text:span text:style-name="T10">}</text:span></text:p>
          </draw:text-box>
        </draw:frame>
        <draw:frame draw:style-name="standard" draw:layer="layout" svg:width="3.904cm" svg:height="5.829cm" svg:x="22.545cm" svg:y="5.561cm">
          <table:table table:template-name="orang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2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3.904cm" svg:height="5.829cm" svg:x="2.676cm" svg:y="5.846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74.svm" xlink:type="simple" xlink:show="embed" xlink:actuate="onLoad"/>
        </draw:frame>
        <draw:frame draw:style-name="gr5" draw:text-style-name="P8" draw:layer="layout" svg:width="1.905cm" svg:height="1.013cm" svg:x="0.635cm" svg:y="5.802cm">
          <draw:text-box>
            <text:p><text:span text:style-name="T1">*src</text:span></text:p>
          </draw:text-box>
        </draw:frame>
        <draw:frame draw:style-name="gr10" draw:text-style-name="P8" draw:layer="layout" svg:width="7.585cm" svg:height="1.775cm" svg:x="20.955cm" svg:y="4.338cm">
          <draw:text-box>
            <text:p><text:span text:style-name="T1">head_node_to_push</text:span></text:p>
          </draw:text-box>
        </draw:frame>
        <draw:frame draw:style-name="gr5" draw:text-style-name="P8" draw:layer="layout" svg:width="1.27cm" svg:height="1.013cm" svg:x="4.21cm" svg:y="4.075cm">
          <draw:text-box>
            <text:p><text:span text:style-name="T1">A</text:span></text:p>
          </draw:text-box>
        </draw:frame>
        <draw:frame draw:style-name="gr5" draw:text-style-name="P8" draw:layer="layout" svg:width="0.635cm" svg:height="1.013cm" svg:x="24.13cm" svg:y="3.325cm">
          <draw:text-box>
            <text:p><text:span text:style-name="T1">B</text:span></text:p>
          </draw:text-box>
        </draw:frame>
        <draw:frame draw:style-name="gr10" draw:text-style-name="P8" draw:layer="layout" svg:width="2.54cm" svg:height="1.775cm" svg:x="19.685cm" svg:y="6.113cm">
          <draw:text-box>
            <text:p><text:span text:style-name="T1">*dest</text:span></text:p>
          </draw:text-box>
        </draw:frame>
        <draw:frame draw:style-name="gr19" draw:text-style-name="P8" draw:layer="layout" svg:width="9.525cm" svg:height="3.299cm" svg:x="9.525cm" svg:y="7.58cm">
          <draw:text-box>
            <text:p text:style-name="P3"><text:span text:style-name="T1">Dans le cas ou la *dest est vide, la nouvelle tete de la stack B a pour next NULL, car c’est le seul noeu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text-style-name="P22" draw:layer="layout" svg:width="25.199cm" svg:height="3.559cm" svg:x="1.4cm" svg:y="0.163cm" presentation:class="title" presentation:user-transformed="true">
          <draw:text-box>
            <text:p><text:span text:style-name="T11">else</text:span><text:span text:style-name="T11"><text:line-break/></text:span><text:span text:style-name="T11">{</text:span><text:span text:style-name="T11"><text:line-break/></text:span><text:span text:style-name="T11">head_node_to_push-&gt;next = *dest;</text:span><text:span text:style-name="T11"><text:line-break/></text:span><text:span text:style-name="T11">head_node_to_push-&gt;next-&gt;previous = head_node_to_push;</text:span><text:span text:style-name="T11"><text:line-break/></text:span><text:span text:style-name="T11">*dest = head_node_to_push;</text:span><text:span text:style-name="T11"><text:line-break/></text:span><text:span text:style-name="T11">}</text:span></text:p>
          </draw:text-box>
        </draw:frame>
        <draw:frame draw:style-name="standard" draw:layer="layout" svg:width="3.945cm" svg:height="5.829cm" svg:x="22.86cm" svg:y="3.803cm">
          <table:table table:template-name="orange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23"><text:span text:style-name="T1">2</text:span></text:p>
              </table:table-cell>
            </table:table-row>
            <table:table-row table:style-name="ro2">
              <table:table-cell table:style-name="ce1">
                <text:p text:style-name="P24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24"><text:span text:style-name="T1">Next = bleu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3.601cm" svg:height="5.829cm" svg:x="23.068cm" svg:y="9.811cm">
          <table:table table:template-name="blue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3"><text:span text:style-name="T1">3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orange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76.svm" xlink:type="simple" xlink:show="embed" xlink:actuate="onLoad"/>
        </draw:frame>
        <draw:frame draw:style-name="gr10" draw:text-style-name="P8" draw:layer="layout" svg:width="7.585cm" svg:height="1.775cm" svg:x="21.625cm" svg:y="2.67cm">
          <draw:text-box>
            <text:p><text:span text:style-name="T1">head_node_to_push</text:span></text:p>
          </draw:text-box>
        </draw:frame>
        <draw:frame draw:style-name="gr20" draw:text-style-name="P25" draw:layer="layout" svg:width="6.985cm" svg:height="6.601cm" svg:x="10.795cm" svg:y="5.08cm">
          <draw:text-box>
            <text:p text:style-name="P3"><text:span text:style-name="T12">Dans le cas ou *dest contient un ou des neouds, notre nouvelle tete prend pour next l’ancienne, et notre ancienne tete prend pour previous la nouvelle, pour finir on redirige *dest vers le nouveau premier noeud</text:span></text:p>
          </draw:text-box>
        </draw:frame>
        <draw:frame draw:style-name="gr5" draw:text-style-name="P8" draw:layer="layout" svg:width="1.905cm" svg:height="1.013cm" svg:x="0.635cm" svg:y="4.445cm">
          <draw:text-box>
            <text:p><text:span text:style-name="T1">*src</text:span></text:p>
          </draw:text-box>
        </draw:frame>
        <draw:frame draw:style-name="standard" draw:layer="layout" svg:width="3.904cm" svg:height="5.829cm" svg:x="2.677cm" svg:y="5.847cm">
          <table:table table:template-name="turquois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1</text:span></text:p>
              </table:table-cell>
            </table:table-row>
            <table:table-row table:style-name="ro2">
              <table:table-cell table:style-name="ce1">
                <text:p text:style-name="P5"><text:span text:style-name="T1">Prev = NULL</text:span></text:p>
              </table:table-cell>
            </table:table-row>
            <table:table-row table:style-name="ro3">
              <table:table-cell table:style-name="ce1">
                <text:p text:style-name="P5"><text:span text:style-name="T1">Next = NULL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gr5" draw:text-style-name="P8" draw:layer="layout" svg:width="1.27cm" svg:height="1.013cm" svg:x="4.21cm" svg:y="4.076cm">
          <draw:text-box>
            <text:p><text:span text:style-name="T1">A</text:span></text:p>
          </draw:text-box>
        </draw:frame>
        <draw:frame draw:style-name="gr17" draw:text-style-name="P6" draw:layer="layout" svg:width="2.54cm" svg:height="2.384cm" svg:x="19.685cm" svg:y="4.445cm">
          <draw:text-box>
            <text:p text:style-name="P3"><text:span text:style-name="T1">*dest</text:span></text:p>
          </draw:text-box>
        </draw:frame>
        <draw:frame draw:style-name="gr5" draw:text-style-name="P19" draw:layer="layout" svg:width="0.001cm" svg:height="1.013cm" svg:x="24.765cm" svg:y="1.27cm">
          <draw:text-box>
            <text:p><text:span text:style-name="T8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2.629cm" svg:x="3.81cm" svg:y="0.635cm" presentation:class="title" presentation:user-transformed="true">
          <draw:text-box>
            <text:p><text:span text:style-name="T3">Sort three</text:span></text:p>
          </draw:text-box>
        </draw:frame>
        <draw:frame draw:style-name="standard" draw:layer="layout" svg:width="2.847cm" svg:height="3.992cm" svg:x="2.868cm" svg:y="5.525cm">
          <table:table table:template-name="turquois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2</text:p>
              </table:table-cell>
            </table:table-row>
            <table:table-row table:style-name="ro4">
              <table:table-cell table:style-name="ce4">
                <text:p text:style-name="P3"><text:span text:style-name="T13">Prev = orange</text:span></text:p>
              </table:table-cell>
            </table:table-row>
            <table:table-row table:style-name="ro5">
              <table:table-cell table:style-name="ce4">
                <text:p text:style-name="P26"><text:span text:style-name="T13"><text:s/></text:span><text:span text:style-name="T13">Next = bleu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2.847cm" svg:height="3.992cm" svg:x="2.868cm" svg:y="9.925cm">
          <table:table table:template-name="blu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1</text:p>
              </table:table-cell>
            </table:table-row>
            <table:table-row table:style-name="ro4">
              <table:table-cell table:style-name="ce4">
                <text:p text:style-name="P26"><text:span text:style-name="T13">Prev = vert</text:span></text:p>
              </table:table-cell>
            </table:table-row>
            <table:table-row table:style-name="ro5">
              <table:table-cell table:style-name="ce4">
                <text:p text:style-name="P26"><text:span text:style-name="T13">Next = NULL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2.847cm" svg:height="3.992cm" svg:x="2.869cm" svg:y="1.126cm">
          <table:table table:template-name="orang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3</text:p>
              </table:table-cell>
            </table:table-row>
            <table:table-row table:style-name="ro4">
              <table:table-cell table:style-name="ce4">
                <text:p text:style-name="P3"><text:span text:style-name="T13">Prev = NULL</text:span></text:p>
              </table:table-cell>
            </table:table-row>
            <table:table-row table:style-name="ro5">
              <table:table-cell table:style-name="ce4">
                <text:p text:style-name="P3"><text:span text:style-name="T13">Next = vert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gr21" draw:text-style-name="P27" draw:layer="layout" svg:width="20.955cm" svg:height="7.62cm" svg:x="6.35cm" svg:y="4.445cm">
          <draw:text-box>
            <text:p text:style-name="P5"><text:span text:style-name="T1">Sort three permet de trier 3 noeuds :</text:span></text:p>
            <text:p text:style-name="P5"><text:span text:style-name="T1"/></text:p>
            <text:p text:style-name="P5"><text:span text:style-name="T1">- Recherche du plus gros noeud</text:span></text:p>
            <text:p text:style-name="P5"><text:span text:style-name="T1">- Si il est en premier position ‘ra’ pour le passer en dernier</text:span></text:p>
            <text:p text:style-name="P5"><text:span text:style-name="T1">- Si il est en deuxieme, ‘rra’ pour le passer en dernier</text:span></text:p>
            <text:p text:style-name="P5"><text:span text:style-name="T1">- Une fois le plus gros en dernier on compare les deux premiers, et si besoin : ‘sa’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28" draw:layer="layout" svg:width="25.199cm" svg:height="2.711cm" svg:x="1.4cm" svg:y="0.587cm" presentation:class="title" presentation:user-transformed="true">
          <draw:text-box>
            <text:p text:style-name="P28"><text:span text:style-name="T3">if (*a == bigger_node)</text:span><text:span text:style-name="T3"><text:line-break/></text:span><text:span text:style-name="T3"> <text:s text:c="7"/>ra(a);</text:span></text:p>
          </draw:text-box>
        </draw:frame>
        <draw:frame draw:style-name="standard" draw:layer="layout" svg:width="2.847cm" svg:height="3.992cm" svg:x="23.187cm" svg:y="1.078cm">
          <table:table table:template-name="turquois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2</text:p>
              </table:table-cell>
            </table:table-row>
            <table:table-row table:style-name="ro4">
              <table:table-cell table:style-name="ce4">
                <text:p text:style-name="P3"><text:span text:style-name="T13">Prev = orange</text:span></text:p>
              </table:table-cell>
            </table:table-row>
            <table:table-row table:style-name="ro5">
              <table:table-cell table:style-name="ce4">
                <text:p text:style-name="P26"><text:span text:style-name="T13"><text:s/></text:span><text:span text:style-name="T13">Next = bleu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2.847cm" svg:height="3.992cm" svg:x="23.187cm" svg:y="5.478cm">
          <table:table table:template-name="blu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1</text:p>
              </table:table-cell>
            </table:table-row>
            <table:table-row table:style-name="ro4">
              <table:table-cell table:style-name="ce4">
                <text:p text:style-name="P26"><text:span text:style-name="T13">Prev = vert</text:span></text:p>
              </table:table-cell>
            </table:table-row>
            <table:table-row table:style-name="ro5">
              <table:table-cell table:style-name="ce4">
                <text:p text:style-name="P26"><text:span text:style-name="T13">Next = NULL</text:span></text:p>
              </table:table-cell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2.847cm" svg:height="3.992cm" svg:x="23.187cm" svg:y="1.078cm">
          <table:table table:template-name="turquois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2</text:p>
              </table:table-cell>
            </table:table-row>
            <table:table-row table:style-name="ro4">
              <table:table-cell table:style-name="ce4">
                <text:p text:style-name="P3"><text:span text:style-name="T13">Prev = Null</text:span></text:p>
              </table:table-cell>
            </table:table-row>
            <table:table-row table:style-name="ro5">
              <table:table-cell table:style-name="ce4">
                <text:p text:style-name="P26"><text:span text:style-name="T13"><text:s/></text:span><text:span text:style-name="T13">Next = bleu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2.847cm" svg:height="3.992cm" svg:x="23.187cm" svg:y="5.478cm">
          <table:table table:template-name="blu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1</text:p>
              </table:table-cell>
            </table:table-row>
            <table:table-row table:style-name="ro4">
              <table:table-cell table:style-name="ce4">
                <text:p text:style-name="P26"><text:span text:style-name="T13">Prev = vert</text:span></text:p>
              </table:table-cell>
            </table:table-row>
            <table:table-row table:style-name="ro5">
              <table:table-cell table:style-name="ce4">
                <text:p text:style-name="P26"><text:span text:style-name="T13">Next = orange</text:span></text:p>
              </table:table-cell>
            </table:table-row>
          </table:table>
          <draw:image xlink:href="Pictures/TablePreview84.svm" xlink:type="simple" xlink:show="embed" xlink:actuate="onLoad"/>
        </draw:frame>
        <draw:frame draw:style-name="standard" draw:layer="layout" svg:width="2.847cm" svg:height="3.992cm" svg:x="23.231cm" svg:y="10.033cm">
          <table:table table:template-name="orang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3</text:p>
              </table:table-cell>
            </table:table-row>
            <table:table-row table:style-name="ro4">
              <table:table-cell table:style-name="ce4">
                <text:p text:style-name="P3"><text:span text:style-name="T13">Prev = NULL</text:span></text:p>
              </table:table-cell>
            </table:table-row>
            <table:table-row table:style-name="ro5">
              <table:table-cell table:style-name="ce4">
                <text:p text:style-name="P3"><text:span text:style-name="T13">Next = Null</text:span></text:p>
              </table:table-cell>
            </table:table-row>
          </table:table>
          <draw:image xlink:href="Pictures/TablePreview85.svm" xlink:type="simple" xlink:show="embed" xlink:actuate="onLoad"/>
        </draw:frame>
        <draw:frame draw:style-name="standard" draw:layer="layout" svg:width="2.847cm" svg:height="3.992cm" svg:x="2.869cm" svg:y="5.526cm">
          <table:table table:template-name="turquois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2</text:p>
              </table:table-cell>
            </table:table-row>
            <table:table-row table:style-name="ro4">
              <table:table-cell table:style-name="ce4">
                <text:p text:style-name="P3"><text:span text:style-name="T13">Prev = orange</text:span></text:p>
              </table:table-cell>
            </table:table-row>
            <table:table-row table:style-name="ro5">
              <table:table-cell table:style-name="ce4">
                <text:p text:style-name="P26"><text:span text:style-name="T13"><text:s/></text:span><text:span text:style-name="T13">Next = bleu</text:span></text:p>
              </table:table-cell>
            </table:table-row>
          </table:table>
          <draw:image xlink:href="Pictures/TablePreview86.svm" xlink:type="simple" xlink:show="embed" xlink:actuate="onLoad"/>
        </draw:frame>
        <draw:frame draw:style-name="standard" draw:layer="layout" svg:width="2.847cm" svg:height="3.992cm" svg:x="2.869cm" svg:y="9.926cm">
          <table:table table:template-name="blu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1</text:p>
              </table:table-cell>
            </table:table-row>
            <table:table-row table:style-name="ro4">
              <table:table-cell table:style-name="ce4">
                <text:p text:style-name="P26"><text:span text:style-name="T13">Prev = vert</text:span></text:p>
              </table:table-cell>
            </table:table-row>
            <table:table-row table:style-name="ro5">
              <table:table-cell table:style-name="ce4">
                <text:p text:style-name="P26"><text:span text:style-name="T13">Next = NULL</text:span></text:p>
              </table:table-cell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2.847cm" svg:height="3.992cm" svg:x="2.87cm" svg:y="1.127cm">
          <table:table table:template-name="orang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3</text:p>
              </table:table-cell>
            </table:table-row>
            <table:table-row table:style-name="ro4">
              <table:table-cell table:style-name="ce4">
                <text:p text:style-name="P3"><text:span text:style-name="T13">Prev = NULL</text:span></text:p>
              </table:table-cell>
            </table:table-row>
            <table:table-row table:style-name="ro5">
              <table:table-cell table:style-name="ce4">
                <text:p text:style-name="P3"><text:span text:style-name="T13">Next = vert</text:span></text:p>
              </table:table-cell>
            </table:table-row>
          </table:table>
          <draw:image xlink:href="Pictures/TablePreview88.svm" xlink:type="simple" xlink:show="embed" xlink:actuate="onLoad"/>
        </draw:frame>
        <draw:custom-shape draw:style-name="gr22" draw:text-style-name="P3" draw:layer="layout" svg:width="8.89cm" svg:height="0.635cm" svg:x="10.795cm" svg:y="13.3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7" draw:layer="layout" svg:width="10.795cm" svg:height="1.775cm" svg:x="8.89cm" svg:y="6.22cm">
          <draw:text-box>
            <text:p text:style-name="P5"><text:span text:style-name="T1">Ici la condition est valide donc orange passe en dernier posi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30" draw:layer="layout" svg:width="25.199cm" svg:height="2.629cm" svg:x="1.4cm" svg:y="0.628cm" presentation:class="title" presentation:user-transformed="true">
          <draw:text-box>
            <text:p text:style-name="P30"><text:span text:style-name="T4">else if ((*a)-&gt;next == bigger_node)</text:span><text:span text:style-name="T4"><text:line-break/></text:span><text:span text:style-name="T4"> <text:s text:c="7"/>rra(a);</text:span></text:p>
          </draw:text-box>
        </draw:frame>
        <draw:frame draw:style-name="standard" draw:layer="layout" svg:width="2.847cm" svg:height="3.992cm" svg:x="1.982cm" svg:y="1.371cm">
          <table:table table:template-name="turquois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2</text:p>
              </table:table-cell>
            </table:table-row>
            <table:table-row table:style-name="ro4">
              <table:table-cell table:style-name="ce4">
                <text:p text:style-name="P3"><text:span text:style-name="T13">Prev = Null</text:span></text:p>
              </table:table-cell>
            </table:table-row>
            <table:table-row table:style-name="ro5">
              <table:table-cell table:style-name="ce4">
                <text:p text:style-name="P26"><text:span text:style-name="T13"><text:s/></text:span><text:span text:style-name="T13">Next = orange</text:span></text:p>
              </table:table-cell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2.847cm" svg:height="3.992cm" svg:x="1.871cm" svg:y="10.428cm">
          <table:table table:template-name="blu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1</text:p>
              </table:table-cell>
            </table:table-row>
            <table:table-row table:style-name="ro4">
              <table:table-cell table:style-name="ce4">
                <text:p text:style-name="P26"><text:span text:style-name="T13">Prev = orange</text:span></text:p>
              </table:table-cell>
            </table:table-row>
            <table:table-row table:style-name="ro5">
              <table:table-cell table:style-name="ce4">
                <text:p text:style-name="P26"><text:span text:style-name="T13">Next = NULL</text:span></text:p>
              </table:table-cell>
            </table:table-row>
          </table:table>
          <draw:image xlink:href="Pictures/TablePreview90.svm" xlink:type="simple" xlink:show="embed" xlink:actuate="onLoad"/>
        </draw:frame>
        <draw:frame draw:style-name="standard" draw:layer="layout" svg:width="2.847cm" svg:height="3.992cm" svg:x="1.944cm" svg:y="5.859cm">
          <table:table table:template-name="orang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3</text:p>
              </table:table-cell>
            </table:table-row>
            <table:table-row table:style-name="ro4">
              <table:table-cell table:style-name="ce4">
                <text:p text:style-name="P3"><text:span text:style-name="T13">Prev = NULL</text:span></text:p>
              </table:table-cell>
            </table:table-row>
            <table:table-row table:style-name="ro5">
              <table:table-cell table:style-name="ce4">
                <text:p text:style-name="P3"><text:span text:style-name="T13">Next = vert</text:span></text:p>
              </table:table-cell>
            </table:table-row>
          </table:table>
          <draw:image xlink:href="Pictures/TablePreview91.svm" xlink:type="simple" xlink:show="embed" xlink:actuate="onLoad"/>
        </draw:frame>
        <draw:frame draw:style-name="standard" draw:layer="layout" svg:width="2.847cm" svg:height="3.992cm" svg:x="23.183cm" svg:y="5.672cm">
          <table:table table:template-name="turquois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2</text:p>
              </table:table-cell>
            </table:table-row>
            <table:table-row table:style-name="ro4">
              <table:table-cell table:style-name="ce4">
                <text:p text:style-name="P3"><text:span text:style-name="T13">Prev = Null</text:span></text:p>
              </table:table-cell>
            </table:table-row>
            <table:table-row table:style-name="ro5">
              <table:table-cell table:style-name="ce4">
                <text:p text:style-name="P26"><text:span text:style-name="T13"><text:s/></text:span><text:span text:style-name="T13">Next = orange</text:span></text:p>
              </table:table-cell>
            </table:table-row>
          </table:table>
          <draw:image xlink:href="Pictures/TablePreview92.svm" xlink:type="simple" xlink:show="embed" xlink:actuate="onLoad"/>
        </draw:frame>
        <draw:frame draw:style-name="standard" draw:layer="layout" svg:width="2.847cm" svg:height="3.992cm" svg:x="23.172cm" svg:y="1.129cm">
          <table:table table:template-name="blu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1</text:p>
              </table:table-cell>
            </table:table-row>
            <table:table-row table:style-name="ro4">
              <table:table-cell table:style-name="ce4">
                <text:p text:style-name="P26"><text:span text:style-name="T13">Prev = orange</text:span></text:p>
              </table:table-cell>
            </table:table-row>
            <table:table-row table:style-name="ro5">
              <table:table-cell table:style-name="ce4">
                <text:p text:style-name="P26"><text:span text:style-name="T13">Next = NULL</text:span></text:p>
              </table:table-cell>
            </table:table-row>
          </table:table>
          <draw:image xlink:href="Pictures/TablePreview93.svm" xlink:type="simple" xlink:show="embed" xlink:actuate="onLoad"/>
        </draw:frame>
        <draw:frame draw:style-name="standard" draw:layer="layout" svg:width="2.847cm" svg:height="3.992cm" svg:x="23.245cm" svg:y="10.46cm">
          <table:table table:template-name="orang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3</text:p>
              </table:table-cell>
            </table:table-row>
            <table:table-row table:style-name="ro4">
              <table:table-cell table:style-name="ce4">
                <text:p text:style-name="P3"><text:span text:style-name="T13">Prev = NULL</text:span></text:p>
              </table:table-cell>
            </table:table-row>
            <table:table-row table:style-name="ro5">
              <table:table-cell table:style-name="ce4">
                <text:p text:style-name="P3"><text:span text:style-name="T13">Next = vert</text:span></text:p>
              </table:table-cell>
            </table:table-row>
          </table:table>
          <draw:image xlink:href="Pictures/TablePreview94.svm" xlink:type="simple" xlink:show="embed" xlink:actuate="onLoad"/>
        </draw:frame>
        <draw:custom-shape draw:style-name="gr24" draw:text-style-name="P3" draw:layer="layout" svg:width="11.43cm" svg:height="0.635cm" svg:x="8.89cm" svg:y="13.3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7" draw:layer="layout" svg:width="10.16cm" svg:height="4.061cm" svg:x="8.89cm" svg:y="6.35cm">
          <draw:text-box>
            <text:p text:style-name="P5"><text:span text:style-name="T1">Dans le cas ou le plus gros est en deuxieme position alors on remonte le derner en premier ce qui a pour effet de placer le plus gros en derni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31" draw:layer="layout" svg:width="25.199cm" svg:height="2.794cm" svg:x="1.4cm" svg:y="0.546cm" presentation:class="title" presentation:user-transformed="true">
          <draw:text-box>
            <text:p text:style-name="P31"><text:span text:style-name="T9"><text:s/></text:span><text:span text:style-name="T9">if ((*a)-&gt;nbr &gt; (*a)-&gt;next-&gt;nbr)</text:span><text:span text:style-name="T9"><text:line-break/></text:span><text:span text:style-name="T9"> <text:s text:c="7"/>sa(a);</text:span><text:span text:style-name="T9"><text:line-break/></text:span><text:span text:style-name="T9">}</text:span></text:p>
          </draw:text-box>
        </draw:frame>
        <draw:frame draw:style-name="standard" draw:layer="layout" svg:width="2.847cm" svg:height="3.992cm" svg:x="23.288cm" svg:y="5.878cm">
          <table:table table:template-name="turquois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2</text:p>
              </table:table-cell>
            </table:table-row>
            <table:table-row table:style-name="ro4">
              <table:table-cell table:style-name="ce4">
                <text:p text:style-name="P3"><text:span text:style-name="T13">Prev = bleu</text:span></text:p>
              </table:table-cell>
            </table:table-row>
            <table:table-row table:style-name="ro5">
              <table:table-cell table:style-name="ce4">
                <text:p text:style-name="P26"><text:span text:style-name="T13"><text:s/></text:span><text:span text:style-name="T13">Next = orange</text:span></text:p>
              </table:table-cell>
            </table:table-row>
          </table:table>
          <draw:image xlink:href="Pictures/TablePreview95.svm" xlink:type="simple" xlink:show="embed" xlink:actuate="onLoad"/>
        </draw:frame>
        <draw:frame draw:style-name="standard" draw:layer="layout" svg:width="2.847cm" svg:height="3.992cm" svg:x="23.248cm" svg:y="1.512cm">
          <table:table table:template-name="blu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1</text:p>
              </table:table-cell>
            </table:table-row>
            <table:table-row table:style-name="ro4">
              <table:table-cell table:style-name="ce4">
                <text:p text:style-name="P26"><text:span text:style-name="T13">Prev = NULL</text:span></text:p>
              </table:table-cell>
            </table:table-row>
            <table:table-row table:style-name="ro5">
              <table:table-cell table:style-name="ce4">
                <text:p text:style-name="P26"><text:span text:style-name="T13">Next = vert</text:span></text:p>
              </table:table-cell>
            </table:table-row>
          </table:table>
          <draw:image xlink:href="Pictures/TablePreview96.svm" xlink:type="simple" xlink:show="embed" xlink:actuate="onLoad"/>
        </draw:frame>
        <draw:custom-shape draw:style-name="gr22" draw:text-style-name="P3" draw:layer="layout" svg:width="8.89cm" svg:height="0.635cm" svg:x="9.796cm" svg:y="13.3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7" draw:layer="layout" svg:width="10.795cm" svg:height="3.299cm" svg:x="8.891cm" svg:y="6.22cm">
          <draw:text-box>
            <text:p text:style-name="P5"><text:span text:style-name="T1">Pour finir on compare les deux premier noeuds et si le premier est plus grand que le second on les swap</text:span></text:p>
          </draw:text-box>
        </draw:frame>
        <draw:frame draw:style-name="standard" draw:layer="layout" svg:width="2.847cm" svg:height="3.992cm" svg:x="23.253cm" svg:y="10.325cm">
          <table:table table:template-name="orang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3</text:p>
              </table:table-cell>
            </table:table-row>
            <table:table-row table:style-name="ro4">
              <table:table-cell table:style-name="ce4">
                <text:p text:style-name="P3"><text:span text:style-name="T13">Prev = vert</text:span></text:p>
              </table:table-cell>
            </table:table-row>
            <table:table-row table:style-name="ro5">
              <table:table-cell table:style-name="ce4">
                <text:p text:style-name="P3"><text:span text:style-name="T13">Next = Null</text:span></text:p>
              </table:table-cell>
            </table:table-row>
          </table:table>
          <draw:image xlink:href="Pictures/TablePreview97.svm" xlink:type="simple" xlink:show="embed" xlink:actuate="onLoad"/>
        </draw:frame>
        <draw:frame draw:style-name="standard" draw:layer="layout" svg:width="2.847cm" svg:height="3.992cm" svg:x="2.288cm" svg:y="1.379cm">
          <table:table table:template-name="turquois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2</text:p>
              </table:table-cell>
            </table:table-row>
            <table:table-row table:style-name="ro4">
              <table:table-cell table:style-name="ce4">
                <text:p text:style-name="P3"><text:span text:style-name="T13">Prev = orange</text:span></text:p>
              </table:table-cell>
            </table:table-row>
            <table:table-row table:style-name="ro5">
              <table:table-cell table:style-name="ce4">
                <text:p text:style-name="P26"><text:span text:style-name="T13"><text:s/></text:span><text:span text:style-name="T13">Next = bleu</text:span></text:p>
              </table:table-cell>
            </table:table-row>
          </table:table>
          <draw:image xlink:href="Pictures/TablePreview98.svm" xlink:type="simple" xlink:show="embed" xlink:actuate="onLoad"/>
        </draw:frame>
        <draw:frame draw:style-name="standard" draw:layer="layout" svg:width="2.847cm" svg:height="3.992cm" svg:x="2.288cm" svg:y="5.779cm">
          <table:table table:template-name="blu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1</text:p>
              </table:table-cell>
            </table:table-row>
            <table:table-row table:style-name="ro4">
              <table:table-cell table:style-name="ce4">
                <text:p text:style-name="P26"><text:span text:style-name="T13">Prev = vert</text:span></text:p>
              </table:table-cell>
            </table:table-row>
            <table:table-row table:style-name="ro5">
              <table:table-cell table:style-name="ce4">
                <text:p text:style-name="P26"><text:span text:style-name="T13">Next = NULL</text:span></text:p>
              </table:table-cell>
            </table:table-row>
          </table:table>
          <draw:image xlink:href="Pictures/TablePreview99.svm" xlink:type="simple" xlink:show="embed" xlink:actuate="onLoad"/>
        </draw:frame>
        <draw:frame draw:style-name="standard" draw:layer="layout" svg:width="2.847cm" svg:height="3.992cm" svg:x="2.288cm" svg:y="1.379cm">
          <table:table table:template-name="turquois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2</text:p>
              </table:table-cell>
            </table:table-row>
            <table:table-row table:style-name="ro4">
              <table:table-cell table:style-name="ce4">
                <text:p text:style-name="P3"><text:span text:style-name="T13">Prev = Null</text:span></text:p>
              </table:table-cell>
            </table:table-row>
            <table:table-row table:style-name="ro5">
              <table:table-cell table:style-name="ce4">
                <text:p text:style-name="P26"><text:span text:style-name="T13"><text:s/></text:span><text:span text:style-name="T13">Next = bleu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draw:layer="layout" svg:width="2.847cm" svg:height="3.992cm" svg:x="2.288cm" svg:y="5.779cm">
          <table:table table:template-name="blu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1</text:p>
              </table:table-cell>
            </table:table-row>
            <table:table-row table:style-name="ro4">
              <table:table-cell table:style-name="ce4">
                <text:p text:style-name="P26"><text:span text:style-name="T13">Prev = vert</text:span></text:p>
              </table:table-cell>
            </table:table-row>
            <table:table-row table:style-name="ro5">
              <table:table-cell table:style-name="ce4">
                <text:p text:style-name="P26"><text:span text:style-name="T13">Next = orange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draw:layer="layout" svg:width="2.847cm" svg:height="3.992cm" svg:x="2.332cm" svg:y="10.334cm">
          <table:table table:template-name="orang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3</text:p>
              </table:table-cell>
            </table:table-row>
            <table:table-row table:style-name="ro4">
              <table:table-cell table:style-name="ce4">
                <text:p text:style-name="P3"><text:span text:style-name="T13">Prev = NULL</text:span></text:p>
              </table:table-cell>
            </table:table-row>
            <table:table-row table:style-name="ro5">
              <table:table-cell table:style-name="ce4">
                <text:p text:style-name="P3"><text:span text:style-name="T13">Next = Null</text:span></text:p>
              </table:table-cell>
            </table:table-row>
          </table:table>
          <draw:image xlink:href="Pictures/TablePreview10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32" draw:layer="layout" svg:width="25.199cm" svg:height="2.629cm" svg:x="1.4cm" svg:y="0.628cm" presentation:class="title">
          <draw:text-box>
            <text:p text:style-name="P32"><text:span text:style-name="T3">set_target</text:span></text:p>
          </draw:text-box>
        </draw:frame>
        <draw:frame draw:style-name="gr23" draw:text-style-name="P27" draw:layer="layout" svg:width="17.78cm" svg:height="10.157cm" svg:x="5.715cm" svg:y="4.445cm">
          <draw:text-box>
            <text:p text:style-name="P5"><text:span text:style-name="T1">Set_target va permettre de trouver la “target” de chaque noeud de la stack b, dans a.</text:span></text:p>
            <text:p text:style-name="P5"><text:span text:style-name="T1"/></text:p>
            <text:p text:style-name="P5"><text:span text:style-name="T1">La target est le noeud dans a avec la valeur superieur la plus proche de notre noeud (dans b).</text:span></text:p>
            <text:p text:style-name="P5"><text:span text:style-name="T1"/></text:p>
            <text:p text:style-name="P5"><text:span text:style-name="T1">Par exemple si la valeur de notre noeud (dans b) est [6] et que dans a on a les valeurs : [4] [-3] [17] alors, la target sera 17.</text:span></text:p>
            <text:p text:style-name="P5"><text:span text:style-name="T1"/></text:p>
            <text:p text:style-name="P5"><text:span text:style-name="T1">Si il n’y a pas de valeur superieur alors, la target sera le noeud avec la plus petite valeur.</text:span></text:p>
            <text:p text:style-name="P5"><text:span text:style-name="T1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33" draw:layer="layout" svg:width="25.199cm" svg:height="2.629cm" svg:x="1.4cm" svg:y="0.628cm" presentation:class="title">
          <draw:text-box>
            <text:p text:style-name="P33"><text:span text:style-name="T5">set_target</text:span></text:p>
          </draw:text-box>
        </draw:frame>
        <draw:frame draw:style-name="standard" draw:layer="layout" svg:width="2.847cm" svg:height="3.992cm" svg:x="2.869cm" svg:y="5.526cm">
          <table:table table:template-name="turquois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22</text:p>
              </table:table-cell>
            </table:table-row>
            <table:table-row table:style-name="ro4">
              <table:table-cell table:style-name="ce4">
                <text:p text:style-name="P3"><text:span text:style-name="T13">Prev = </text:span><text:span text:style-name="T13">orange</text:span></text:p>
              </table:table-cell>
            </table:table-row>
            <table:table-row table:style-name="ro5">
              <table:table-cell table:style-name="ce4">
                <text:p text:style-name="P26"><text:span text:style-name="T13"><text:s/></text:span><text:span text:style-name="T13">Next = </text:span><text:span text:style-name="T13">bleu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draw:layer="layout" svg:width="2.847cm" svg:height="3.992cm" svg:x="2.869cm" svg:y="9.926cm">
          <table:table table:template-name="blu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136</text:p>
              </table:table-cell>
            </table:table-row>
            <table:table-row table:style-name="ro4">
              <table:table-cell table:style-name="ce4">
                <text:p text:style-name="P26"><text:span text:style-name="T13">Prev = vert</text:span></text:p>
              </table:table-cell>
            </table:table-row>
            <table:table-row table:style-name="ro5">
              <table:table-cell table:style-name="ce4">
                <text:p text:style-name="P26"><text:span text:style-name="T13">Next = NULL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draw:layer="layout" svg:width="2.847cm" svg:height="3.992cm" svg:x="2.87cm" svg:y="1.127cm">
          <table:table table:template-name="orange" table:use-first-row-styles="true" table:use-banding-rows-styles="true">
            <table:table-column table:style-name="co6"/>
            <table:table-row table:style-name="ro4">
              <table:table-cell table:style-name="ce3">
                <text:p text:style-name="P3">-14</text:p>
              </table:table-cell>
            </table:table-row>
            <table:table-row table:style-name="ro4">
              <table:table-cell table:style-name="ce4">
                <text:p text:style-name="P3"><text:span text:style-name="T13">Prev = NULL</text:span></text:p>
              </table:table-cell>
            </table:table-row>
            <table:table-row table:style-name="ro5">
              <table:table-cell table:style-name="ce4">
                <text:p text:style-name="P3"><text:span text:style-name="T13">Next = vert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draw:layer="layout" svg:width="1.962cm" svg:height="2.915cm" svg:x="22.672cm" svg:y="0.77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gray3"/>
            </table:table-row>
            <table:table-row table:style-name="ro6">
              <table:table-cell table:style-name="gray2">
                <text:p text:style-name="P3">-86</text:p>
              </table:table-cell>
            </table:table-row>
            <table:table-row table:style-name="ro6">
              <table:table-cell table:style-name="gray1"/>
            </table:table-row>
          </table:table>
          <draw:image xlink:href="Pictures/TablePreview106.svm" xlink:type="simple" xlink:show="embed" xlink:actuate="onLoad"/>
        </draw:frame>
        <draw:frame draw:style-name="standard" draw:layer="layout" svg:width="1.962cm" svg:height="2.915cm" svg:x="22.673cm" svg:y="4.071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gray3"/>
            </table:table-row>
            <table:table-row table:style-name="ro6">
              <table:table-cell table:style-name="ce3">
                <text:p text:style-name="P3">321</text:p>
              </table:table-cell>
            </table:table-row>
            <table:table-row table:style-name="ro6">
              <table:table-cell table:style-name="gray1"/>
            </table:table-row>
          </table:table>
          <draw:image xlink:href="Pictures/TablePreview107.svm" xlink:type="simple" xlink:show="embed" xlink:actuate="onLoad"/>
        </draw:frame>
        <draw:frame draw:style-name="standard" draw:layer="layout" svg:width="1.962cm" svg:height="2.915cm" svg:x="22.673cm" svg:y="7.371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gray3"/>
            </table:table-row>
            <table:table-row table:style-name="ro6">
              <table:table-cell table:style-name="gray2">
                <text:p text:style-name="P3">110</text:p>
              </table:table-cell>
            </table:table-row>
            <table:table-row table:style-name="ro6">
              <table:table-cell table:style-name="gray1"/>
            </table:table-row>
          </table:table>
          <draw:image xlink:href="Pictures/TablePreview108.svm" xlink:type="simple" xlink:show="embed" xlink:actuate="onLoad"/>
        </draw:frame>
        <draw:frame draw:style-name="standard" draw:layer="layout" svg:width="1.962cm" svg:height="2.915cm" svg:x="22.673cm" svg:y="10.671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gray3"/>
            </table:table-row>
            <table:table-row table:style-name="ro6">
              <table:table-cell table:style-name="gray2">
                <text:p text:style-name="P3">6</text:p>
              </table:table-cell>
            </table:table-row>
            <table:table-row table:style-name="ro6">
              <table:table-cell table:style-name="gray1"/>
            </table:table-row>
          </table:table>
          <draw:image xlink:href="Pictures/TablePreview109.svm" xlink:type="simple" xlink:show="embed" xlink:actuate="onLoad"/>
        </draw:frame>
        <draw:line draw:style-name="gr25" draw:text-style-name="P34" draw:layer="layout" svg:x1="22.225cm" svg:y1="3.175cm" svg:x2="6.35cm" svg:y2="3.257cm">
          <text:p/>
        </draw:line>
        <draw:line draw:style-name="gr26" draw:text-style-name="P34" draw:layer="layout" svg:x1="22.225cm" svg:y1="5.715cm" svg:x2="6.35cm" svg:y2="3.81cm">
          <text:p/>
        </draw:line>
        <draw:line draw:style-name="gr27" draw:text-style-name="P34" draw:layer="layout" svg:x1="22.225cm" svg:y1="8.89cm" svg:x2="6.35cm" svg:y2="12.065cm">
          <text:p/>
        </draw:line>
        <draw:line draw:style-name="gr28" draw:text-style-name="P34" draw:layer="layout" svg:x1="22.225cm" svg:y1="12.065cm" svg:x2="6.35cm" svg:y2="7.62cm">
          <text:p/>
        </draw:line>
        <draw:frame draw:style-name="gr29" draw:text-style-name="P36" draw:layer="layout" svg:width="16.51cm" svg:height="4.517cm" svg:x="5.716cm" svg:y="5.715cm">
          <draw:text-box>
            <text:p text:style-name="P35"><text:span text:style-name="T11">Chaque noeud a pour target le plus noeud avec la valeur superieur la plus proche, sauf 321 qui n’a pas de valeur superieur alors il a pour target le plus petit (-14_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30" draw:layer="layout" svg:width="25.199cm" svg:height="2.629cm" svg:x="1.4cm" svg:y="-0.489cm" presentation:class="title" presentation:user-transformed="true">
          <draw:text-box>
            <text:p text:style-name="P30"><text:span text:style-name="T4">init cost </text:span></text:p>
          </draw:text-box>
        </draw:frame>
        <draw:frame draw:style-name="gr23" draw:text-style-name="P27" draw:layer="layout" svg:width="15.24cm" svg:height="13.967cm" svg:x="6.985cm" svg:y="1.405cm">
          <draw:text-box>
            <text:p text:style-name="P5"><text:span text:style-name="T1">init </text:span><text:span text:style-name="T1">cost </text:span><text:span text:style-name="T1">va </text:span><text:span text:style-name="T1">nous </text:span><text:span text:style-name="T1">per</text:span><text:span text:style-name="T1">mett</text:span><text:span text:style-name="T1">re </text:span><text:span text:style-name="T1">de </text:span><text:span text:style-name="T1">trou</text:span><text:span text:style-name="T1">ver </text:span><text:span text:style-name="T1">le </text:span><text:span text:style-name="T1">“cou</text:span><text:span text:style-name="T1">t” </text:span><text:span text:style-name="T1">pote</text:span><text:span text:style-name="T1">ntiel </text:span><text:span text:style-name="T1">pour </text:span><text:span text:style-name="T1">push </text:span><text:span text:style-name="T1">un </text:span><text:span text:style-name="T1">noeu</text:span><text:span text:style-name="T1">d de </text:span><text:span text:style-name="T1">b </text:span><text:span text:style-name="T1">vers </text:span><text:span text:style-name="T1">a, </text:span><text:span text:style-name="T1">reali</text:span><text:span text:style-name="T1">te, </text:span><text:span text:style-name="T1">c’est </text:span><text:span text:style-name="T1">le </text:span><text:span text:style-name="T1">nom</text:span><text:span text:style-name="T1">bre </text:span><text:span text:style-name="T1">de </text:span><text:span text:style-name="T1">coup </text:span><text:span text:style-name="T1">pour </text:span><text:span text:style-name="T1">avoi</text:span><text:span text:style-name="T1">r les </text:span><text:span text:style-name="T1">deux </text:span><text:span text:style-name="T1">noeu</text:span><text:span text:style-name="T1">d les </text:span><text:span text:style-name="T1">plus </text:span><text:span text:style-name="T1">proc</text:span><text:span text:style-name="T1">he </text:span><text:span text:style-name="T1">en </text:span><text:span text:style-name="T1">haut </text:span><text:span text:style-name="T1">des </text:span><text:span text:style-name="T1">deux </text:span><text:span text:style-name="T1">piles</text:span><text:span text:style-name="T1">, on </text:span><text:span text:style-name="T1">ne </text:span><text:span text:style-name="T1">com</text:span><text:span text:style-name="T1">pte </text:span><text:span text:style-name="T1">pas </text:span><text:span text:style-name="T1">le </text:span><text:span text:style-name="T1">coup </text:span><text:span text:style-name="T1">“pus</text:span><text:span text:style-name="T1">h”.</text:span></text:p>
            <text:p text:style-name="P5"><text:span text:style-name="T1"/></text:p>
            <text:p text:style-name="P5"><text:span text:style-name="T1">Le </text:span><text:span text:style-name="T1">cout </text:span><text:span text:style-name="T1">corr</text:span><text:span text:style-name="T1">espo</text:span><text:span text:style-name="T1">nd a </text:span><text:span text:style-name="T1">l’ad</text:span><text:span text:style-name="T1">ditio</text:span><text:span text:style-name="T1">n </text:span><text:span text:style-name="T1">des </text:span><text:span text:style-name="T1">posi</text:span><text:span text:style-name="T1">tion</text:span><text:span text:style-name="T1">s </text:span><text:span text:style-name="T1">des </text:span><text:span text:style-name="T1">noeu</text:span><text:span text:style-name="T1">d de </text:span><text:span text:style-name="T1">b et </text:span><text:span text:style-name="T1">de </text:span><text:span text:style-name="T1">leur</text:span><text:span text:style-name="T1">s </text:span><text:span text:style-name="T1">targ</text:span><text:span text:style-name="T1">et_n</text:span><text:span text:style-name="T1">ode </text:span><text:span text:style-name="T1">dans </text:span><text:span text:style-name="T1">a.</text:span></text:p>
            <text:p text:style-name="P5"><text:span text:style-name="T1"/></text:p>
            <text:p text:style-name="P5"><text:span text:style-name="T1">A </text:span><text:span text:style-name="T1">savo</text:span><text:span text:style-name="T1">ir, si </text:span><text:span text:style-name="T1">le </text:span><text:span text:style-name="T1">noeu</text:span><text:span text:style-name="T1">d est </text:span><text:span text:style-name="T1">en </text:span><text:span text:style-name="T1">dess</text:span><text:span text:style-name="T1">ous </text:span><text:span text:style-name="T1">de la </text:span><text:span text:style-name="T1">lign</text:span><text:span text:style-name="T1">e </text:span><text:span text:style-name="T1">med</text:span><text:span text:style-name="T1">iane, </text:span><text:span text:style-name="T1">alor</text:span><text:span text:style-name="T1">s </text:span><text:span text:style-name="T1">son </text:span><text:span text:style-name="T1">cout </text:span><text:span text:style-name="T1">n’es</text:span><text:span text:style-name="T1">t pas </text:span><text:span text:style-name="T1">sa </text:span><text:span text:style-name="T1">posi</text:span><text:span text:style-name="T1">tion </text:span><text:span text:style-name="T1">mais </text:span><text:span text:style-name="T1">la </text:span><text:span text:style-name="T1">long</text:span><text:span text:style-name="T1">ueur </text:span><text:span text:style-name="T1">de la </text:span><text:span text:style-name="T1">stac</text:span><text:span text:style-name="T1">k – </text:span><text:span text:style-name="T1">sa </text:span><text:span text:style-name="T1">posi</text:span><text:span text:style-name="T1">tion.</text:span></text:p>
            <text:p text:style-name="P5"><text:span text:style-name="T1"/></text:p>
            <text:p text:style-name="P5"><text:span text:style-name="T1">Exe</text:span><text:span text:style-name="T1">mpl</text:span><text:span text:style-name="T1">e, si </text:span><text:span text:style-name="T1">la </text:span><text:span text:style-name="T1">pile </text:span><text:span text:style-name="T1">est </text:span><text:span text:style-name="T1">de 9 </text:span><text:span text:style-name="T1">noeu</text:span><text:span text:style-name="T1">d et </text:span><text:span text:style-name="T1">que </text:span><text:span text:style-name="T1">on </text:span><text:span text:style-name="T1">cher</text:span><text:span text:style-name="T1">che </text:span><text:span text:style-name="T1">le </text:span><text:span text:style-name="T1">cout </text:span><text:span text:style-name="T1">pour </text:span><text:span text:style-name="T1">le </text:span><text:span text:style-name="T1">noeu</text:span><text:span text:style-name="T1">d 7, </text:span><text:span text:style-name="T1">qui </text:span><text:span text:style-name="T1">est </text:span><text:span text:style-name="T1">duco</text:span><text:span text:style-name="T1">up </text:span><text:span text:style-name="T1">sous </text:span><text:span text:style-name="T1">la </text:span><text:span text:style-name="T1">lign</text:span><text:span text:style-name="T1">e </text:span><text:span text:style-name="T1">med</text:span><text:span text:style-name="T1">iane, </text:span><text:span text:style-name="T1">alor</text:span><text:span text:style-name="T1">s on </text:span><text:span text:style-name="T1">pren</text:span><text:span text:style-name="T1">dra </text:span><text:span text:style-name="T1">com</text:span><text:span text:style-name="T1">me </text:span><text:span text:style-name="T1">vale</text:span><text:span text:style-name="T1">ur 9 </text:span><text:span text:style-name="T1">– 7 = </text:span><text:span text:style-name="T1">2&gt;</text:span></text:p>
            <text:p text:style-name="P5"><text:span text:style-name="T1">2 + </text:span><text:span text:style-name="T1">la </text:span><text:span text:style-name="T1">posi</text:span><text:span text:style-name="T1">tion </text:span><text:span text:style-name="T1">du </text:span><text:span text:style-name="T1">noeu</text:span><text:span text:style-name="T1">d </text:span><text:span text:style-name="T1">targ</text:span><text:span text:style-name="T1">et </text:span><text:span text:style-name="T1">dans </text:span><text:span text:style-name="T1">la </text:span><text:span text:style-name="T1">stac</text:span><text:span text:style-name="T1">k a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able:name="turquoise">
      <table:first-row table:style-name="turquoise3"/>
      <table:last-row table:style-name="turquoise3"/>
      <table:first-column table:style-name="turquoise3"/>
      <table:last-column table:style-name="turquoise3"/>
      <table:body table:style-name="turquoise1"/>
      <table:odd-rows table:style-name="turquoise2"/>
      <table:odd-columns table:style-name="turquoise2"/>
    </table:table-templat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5T16:52:06.478281660</meta:creation-date>
    <dc:date>2024-08-27T19:05:46.483302269</dc:date>
    <meta:editing-duration>PT5H32M37S</meta:editing-duration>
    <meta:editing-cycles>8</meta:editing-cycles>
    <meta:generator>LibreOffice/7.3.7.2$Linux_X86_64 LibreOffice_project/30$Build-2</meta:generator>
    <meta:document-statistic meta:object-count="318"/>
  </office:meta>
</office:document-meta>
</file>